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64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1.57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2.1457in"/>
    </style:style>
    <style:style style:name="co8" style:family="table-column">
      <style:table-column-properties fo:break-before="auto" style:column-width="1.4126in"/>
    </style:style>
    <style:style style:name="co9" style:family="table-column">
      <style:table-column-properties fo:break-before="auto" style:column-width="2.0807in"/>
    </style:style>
    <style:style style:name="co10" style:family="table-column">
      <style:table-column-properties fo:break-before="auto" style:column-width="0.931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1_5f_2">
      <style:table-properties table:display="true" style:writing-mode="lr-tb"/>
    </style:style>
    <style:style style:name="ta3" style:family="table" style:master-page-name="PageStyle_5f_Лист2">
      <style:table-properties table:display="true" style:writing-mode="lr-tb"/>
    </style:style>
    <style:style style:name="ta4" style:family="table" style:master-page-name="PageStyle_5f_Лист3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Default"/>
        <table:table-column table:style-name="co10" table:default-cell-style-name="ce1"/>
        <table:table-column table:style-name="co2" table:number-columns-repeated="16367"/>
        <table:table-row table:style-name="ro1">
          <table:table-cell office:value-type="string" calcext:value-type="string">
            <text:p>Годовая программа выпуска</text:p>
          </table:table-cell>
          <table:table-cell table:style-name="ce1" office:value-type="float" office:value="200000" calcext:value-type="float">
            <text:p>200000</text:p>
          </table:table-cell>
          <table:table-cell table:number-columns-repeated="3"/>
          <table:table-cell office:value-type="string" calcext:value-type="string">
            <text:p>Fэф</text:p>
          </table:table-cell>
          <table:table-cell table:formula="of:=[.B13]*[.B14]*[.B15]*(1-[.B16])" office:value-type="float" office:value="3760" calcext:value-type="float">
            <text:p>3760</text:p>
          </table:table-cell>
          <table:table-cell table:number-columns-repeated="2"/>
          <table:table-cell table:style-name="ce1" office:value-type="string" calcext:value-type="string">
            <text:p>Таблица 1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змеры заготовки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B2]/1000"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Тгод фрезер</text:p>
          </table:table-cell>
          <table:table-cell table:formula="of:=ROUND([.B$1]*[.B6]/60;0)" office:value-type="float" office:value="5333" calcext:value-type="float">
            <text:p>5333</text:p>
          </table:table-cell>
          <table:table-cell table:number-columns-repeated="2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Год. Объем производства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Кол-во ед. обор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B3]/1000"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Тгод сверл</text:p>
          </table:table-cell>
          <table:table-cell table:formula="of:=ROUND([.B$1]*[.B7]/60;0)" office:value-type="float" office:value="4000" calcext:value-type="float">
            <text:p>400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B6]" office:value-type="float" office:value="1.6" calcext:value-type="float">
            <text:p>1.6</text:p>
          </table:table-cell>
          <table:table-cell table:style-name="ce3" table:formula="of:=[.B$1]" office:value-type="float" office:value="200000" calcext:value-type="float">
            <text:p>200000</text:p>
          </table:table-cell>
          <table:table-cell table:style-name="ce3" table:formula="of:=[.G2]" office:value-type="float" office:value="5333" calcext:value-type="float">
            <text:p>5333</text:p>
          </table:table-cell>
          <table:table-cell table:style-name="ce3" table:formula="of:=[.H8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[.B4]/1000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Тгод расточка</text:p>
          </table:table-cell>
          <table:table-cell table:formula="of:=ROUND([.B$1]*[.B8]/60;0)" office:value-type="float" office:value="5000" calcext:value-type="float">
            <text:p>500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B7]" office:value-type="float" office:value="1.2" calcext:value-type="float">
            <text:p>1.2</text:p>
          </table:table-cell>
          <table:table-cell table:style-name="ce3" table:formula="of:=[.B$1]" office:value-type="float" office:value="200000" calcext:value-type="float">
            <text:p>200000</text:p>
          </table:table-cell>
          <table:table-cell table:style-name="ce3" table:formula="of:=[.G3]" office:value-type="float" office:value="4000" calcext:value-type="float">
            <text:p>4000</text:p>
          </table:table-cell>
          <table:table-cell table:style-name="ce3" table:formula="of:=[.H9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Коэффициент использования металла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Тгод шлиф</text:p>
          </table:table-cell>
          <table:table-cell table:formula="of:=ROUND([.B$1]*[.B9]/60;0)" office:value-type="float" office:value="4000" calcext:value-type="float">
            <text:p>400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B8]" office:value-type="float" office:value="1.5" calcext:value-type="float">
            <text:p>1.5</text:p>
          </table:table-cell>
          <table:table-cell table:style-name="ce3" table:formula="of:=[.B$1]" office:value-type="float" office:value="200000" calcext:value-type="float">
            <text:p>200000</text:p>
          </table:table-cell>
          <table:table-cell table:style-name="ce3" table:formula="of:=[.G4]" office:value-type="float" office:value="5000" calcext:value-type="float">
            <text:p>5000</text:p>
          </table:table-cell>
          <table:table-cell table:style-name="ce3" table:formula="of:=[.H10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Фрезерование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Тгод токар</text:p>
          </table:table-cell>
          <table:table-cell table:formula="of:=ROUND([.B$1]*[.B10]/60;0)" office:value-type="float" office:value="4333" calcext:value-type="float">
            <text:p>433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B9]" office:value-type="float" office:value="1.2" calcext:value-type="float">
            <text:p>1.2</text:p>
          </table:table-cell>
          <table:table-cell table:style-name="ce3" table:formula="of:=[.B$1]" office:value-type="float" office:value="200000" calcext:value-type="float">
            <text:p>200000</text:p>
          </table:table-cell>
          <table:table-cell table:style-name="ce3" table:formula="of:=[.G5]" office:value-type="float" office:value="4000" calcext:value-type="float">
            <text:p>4000</text:p>
          </table:table-cell>
          <table:table-cell table:style-name="ce3" table:formula="of:=[.H11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верление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B10]" office:value-type="float" office:value="1.3" calcext:value-type="float">
            <text:p>1.3</text:p>
          </table:table-cell>
          <table:table-cell table:style-name="ce3" table:formula="of:=[.B$1]" office:value-type="float" office:value="200000" calcext:value-type="float">
            <text:p>200000</text:p>
          </table:table-cell>
          <table:table-cell table:style-name="ce3" table:formula="of:=[.G6]" office:value-type="float" office:value="4333" calcext:value-type="float">
            <text:p>4333</text:p>
          </table:table-cell>
          <table:table-cell table:style-name="ce3" table:formula="of:=[.H12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сточка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C фрезер</text:p>
          </table:table-cell>
          <table:table-cell table:formula="of:=[.G2]/[.G$1]" office:value-type="float" office:value="1.41835106382979" calcext:value-type="float">
            <text:p>1.41835106382979</text:p>
          </table:table-cell>
          <table:table-cell table:style-name="ce1" table:formula="of:=IF(MOD([.G2]/[.G$1];1) &gt; 0.15;ROUNDUP([.G8];0);ROUNDDOWN([.G8];0))" office:value-type="float" office:value="2" calcext:value-type="float">
            <text:p>2</text:p>
          </table:table-cell>
          <table:table-cell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:.O7])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Шлифование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3"/>
          <table:table-cell office:value-type="string" calcext:value-type="string">
            <text:p>C сверл</text:p>
          </table:table-cell>
          <table:table-cell table:formula="of:=[.G3]/[.G$1]" office:value-type="float" office:value="1.06382978723404" calcext:value-type="float">
            <text:p>1.06382978723404</text:p>
          </table:table-cell>
          <table:table-cell table:style-name="ce1" table:formula="of:=IF(MOD([.G3]/[.G$1];1) &gt; 0.15;ROUNDUP([.G9];0);ROUNDDOWN([.G9];0))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Токарный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3"/>
          <table:table-cell office:value-type="string" calcext:value-type="string">
            <text:p>C расточка</text:p>
          </table:table-cell>
          <table:table-cell table:formula="of:=[.G4]/[.G$1]" office:value-type="float" office:value="1.32978723404255" calcext:value-type="float">
            <text:p>1.32978723404255</text:p>
          </table:table-cell>
          <table:table-cell table:style-name="ce1" table:formula="of:=IF(MOD([.G4]/[.G$1];1) &gt; 0.15;ROUNDUP([.G10];0);ROUNDDOWN([.G10];0)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Таблица 2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5"/>
          <table:table-cell office:value-type="string" calcext:value-type="string">
            <text:p>C шлиф</text:p>
          </table:table-cell>
          <table:table-cell table:formula="of:=[.G5]/[.G$1]" office:value-type="float" office:value="1.06382978723404" calcext:value-type="float">
            <text:p>1.06382978723404</text:p>
          </table:table-cell>
          <table:table-cell table:style-name="ce1" table:formula="of:=IF(MOD([.G5]/[.G$1];1) &gt; 0.15;ROUNDUP([.G11];0);ROUNDDOWN([.G11];0)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Цена за ед. обор.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бщая стоимость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риложения</text:p>
          </table:table-cell>
          <table:table-cell table:number-columns-repeated="4"/>
          <table:table-cell office:value-type="string" calcext:value-type="string">
            <text:p>C токар</text:p>
          </table:table-cell>
          <table:table-cell table:formula="of:=[.G6]/[.G$1]" office:value-type="float" office:value="1.15239361702128" calcext:value-type="float">
            <text:p>1.15239361702128</text:p>
          </table:table-cell>
          <table:table-cell table:style-name="ce1" table:formula="of:=IF(MOD([.G6]/[.G$1];1) &gt; 0.15;ROUNDUP([.G12];0);ROUNDDOWN([.G12];0))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office:value-type="float" office:value="239800" calcext:value-type="float">
            <text:p>239800</text:p>
          </table:table-cell>
          <table:table-cell table:style-name="ce3" table:formula="of:=[.O3]" office:value-type="float" office:value="2" calcext:value-type="float">
            <text:p>2</text:p>
          </table:table-cell>
          <table:table-cell table:style-name="ce3" table:formula="of:=[.M12]*[.L12]" office:value-type="float" office:value="479600" calcext:value-type="float">
            <text:p>4796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бочих дней в году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office:value-type="float" office:value="186500" calcext:value-type="float">
            <text:p>186500</text:p>
          </table:table-cell>
          <table:table-cell table:style-name="ce3" table:formula="of:=[.O4]" office:value-type="float" office:value="1" calcext:value-type="float">
            <text:p>1</text:p>
          </table:table-cell>
          <table:table-cell table:style-name="ce3" table:formula="of:=[.M13]*[.L13]" office:value-type="float" office:value="186500" calcext:value-type="float">
            <text:p>1865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менность работы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office:value-type="float" office:value="166950" calcext:value-type="float">
            <text:p>166950</text:p>
          </table:table-cell>
          <table:table-cell table:style-name="ce3" table:formula="of:=[.O5]" office:value-type="float" office:value="2" calcext:value-type="float">
            <text:p>2</text:p>
          </table:table-cell>
          <table:table-cell table:style-name="ce3" table:formula="of:=[.M14]*[.L14]" office:value-type="float" office:value="333900" calcext:value-type="float">
            <text:p>3339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родолжительность смены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office:value-type="float" office:value="151000" calcext:value-type="float">
            <text:p>151000</text:p>
          </table:table-cell>
          <table:table-cell table:style-name="ce3" table:formula="of:=[.O6]" office:value-type="float" office:value="1" calcext:value-type="float">
            <text:p>1</text:p>
          </table:table-cell>
          <table:table-cell table:style-name="ce3" table:formula="of:=[.M15]*[.L15]" office:value-type="float" office:value="151000" calcext:value-type="float">
            <text:p>151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ановый простой оборудования за год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office:value-type="float" office:value="181500" calcext:value-type="float">
            <text:p>181500</text:p>
          </table:table-cell>
          <table:table-cell table:style-name="ce3" table:formula="of:=[.O7]" office:value-type="float" office:value="2" calcext:value-type="float">
            <text:p>2</text:p>
          </table:table-cell>
          <table:table-cell table:style-name="ce3" table:formula="of:=[.M16]*[.L16]" office:value-type="float" office:value="363000" calcext:value-type="float">
            <text:p>363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ановые потери рабочего времени в год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7"/>
          <table:table-cell table:style-name="ce4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4"/>
          <table:table-cell table:style-name="ce2" table:formula="of:=SUM([.N12:.N16])" office:value-type="float" office:value="1514000" calcext:value-type="float">
            <text:p>1514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редний % выполнения норм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оставка сырья</text:p>
          </table:table-cell>
          <table:table-cell table:number-columns-repeated="8"/>
          <table:table-cell table:style-name="ce1" office:value-type="string" calcext:value-type="string">
            <text:p>Таблица 3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Площадь</text:p>
          </table:table-cell>
          <table:covered-table-cell table:style-name="ce4"/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Длительность производственного цикла</text:p>
          </table:table-cell>
          <table:table-cell table:number-columns-repeated="8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сновная</text:p>
          </table:table-cell>
          <table:table-cell table:style-name="ce2" office:value-type="string" calcext:value-type="string">
            <text:p>Дополнительная</text:p>
          </table:table-cell>
          <table:table-cell table:style-name="ce2" office:value-type="string" calcext:value-type="string">
            <text:p>Общая площадь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ериодичность отгрузки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O3]" office:value-type="float" office:value="2" calcext:value-type="float">
            <text:p>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([.M21]+[.N21])*[.L21]" office:value-type="float" office:value="23.4" calcext:value-type="float">
            <text:p>23.4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Цена материала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O4]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([.M22]+[.N22])*[.L22]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отность материала</text:p>
          </table:table-cell>
          <table:table-cell table:style-name="ce1" office:value-type="float" office:value="7800" calcext:value-type="float">
            <text:p>7800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O5]" office:value-type="float" office:value="2" calcext:value-type="float">
            <text:p>2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([.M23]+[.N23])*[.L23]" office:value-type="float" office:value="100.6" calcext:value-type="float">
            <text:p>100.6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Цена реализации отходов 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O6]" office:value-type="float" office:value="1" calcext:value-type="float">
            <text:p>1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M24]+[.N24])*[.L24]" office:value-type="float" office:value="14.8" calcext:value-type="float">
            <text:p>14.8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Удельный вес стоимости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O7]" office:value-type="float" office:value="2" calcext:value-type="float">
            <text:p>2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([.M25]+[.N25])*[.L25]" office:value-type="float" office:value="47.2" calcext:value-type="float">
            <text:p>47.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тоимость 1м2 площади</text:p>
          </table:table-cell>
          <table:table-cell table:style-name="ce1" office:value-type="float" office:value="9400" calcext:value-type="float">
            <text:p>9400</text:p>
          </table:table-cell>
          <table:table-cell table:number-columns-repeated="7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21:.O25])" office:value-type="float" office:value="191" calcext:value-type="float">
            <text:p>191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Дополнительная зп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Начисления на зп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7"/>
          <table:table-cell table:style-name="ce1" office:value-type="string" calcext:value-type="string">
            <text:p>Таблица 4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Годовая норма амортизации оборудоования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Группа</text:p>
          </table:table-cell>
          <table:table-cell table:style-name="ce2" office:value-type="string" calcext:value-type="string">
            <text:p>Стоимость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Годовая норма амортизации здания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Здание</text:p>
          </table:table-cell>
          <table:table-cell table:style-name="ce3" table:formula="of:=[.O$26]*[.B26]" office:value-type="float" office:value="1795400" calcext:value-type="float">
            <text:p>179540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Рабочие машины</text:p>
          </table:table-cell>
          <table:table-cell table:style-name="ce3" table:formula="of:=[.N17]" office:value-type="float" office:value="1514000" calcext:value-type="float">
            <text:p>151400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Транспорт</text:p>
          </table:table-cell>
          <table:table-cell table:style-name="ce3" table:formula="of:=[.L31]*0.1" office:value-type="float" office:value="151400" calcext:value-type="float">
            <text:p>15140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Производственный инвентарь</text:p>
          </table:table-cell>
          <table:table-cell table:style-name="ce3" table:formula="of:=[.L31]*0.04" office:value-type="float" office:value="60560" calcext:value-type="float">
            <text:p>6056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Инструменты</text:p>
          </table:table-cell>
          <table:table-cell table:style-name="ce3" table:formula="of:=[.L31]*0.04" office:value-type="float" office:value="60560" calcext:value-type="float">
            <text:p>6056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Итого</text:p>
          </table:table-cell>
          <table:covered-table-cell table:style-name="ce4"/>
          <table:table-cell table:style-name="ce3" table:formula="of:=SUM([.L30:.L34])" office:value-type="float" office:value="3581920" calcext:value-type="float">
            <text:p>358192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5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фондов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Норма амортиз</text:p>
          </table:table-cell>
          <table:table-cell table:style-name="ce2" office:value-type="string" calcext:value-type="string">
            <text:p>Сумма амортиз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21]" office:value-type="float" office:value="2" calcext:value-type="float">
            <text:p>2</text:p>
          </table:table-cell>
          <table:table-cell table:style-name="ce3" table:formula="of:=[.N12]" office:value-type="float" office:value="479600" calcext:value-type="float">
            <text:p>4796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39]*[.N39];0)" office:value-type="float" office:value="95920" calcext:value-type="float">
            <text:p>9592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22]" office:value-type="float" office:value="1" calcext:value-type="float">
            <text:p>1</text:p>
          </table:table-cell>
          <table:table-cell table:style-name="ce3" table:formula="of:=[.N13]" office:value-type="float" office:value="186500" calcext:value-type="float">
            <text:p>1865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0]*[.N40];0)" office:value-type="float" office:value="37300" calcext:value-type="float">
            <text:p>373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23]" office:value-type="float" office:value="2" calcext:value-type="float">
            <text:p>2</text:p>
          </table:table-cell>
          <table:table-cell table:style-name="ce3" table:formula="of:=[.N14]" office:value-type="float" office:value="333900" calcext:value-type="float">
            <text:p>3339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1]*[.N41];0)" office:value-type="float" office:value="66780" calcext:value-type="float">
            <text:p>6678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24]" office:value-type="float" office:value="1" calcext:value-type="float">
            <text:p>1</text:p>
          </table:table-cell>
          <table:table-cell table:style-name="ce3" table:formula="of:=[.N15]" office:value-type="float" office:value="151000" calcext:value-type="float">
            <text:p>151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2]*[.N42];0)" office:value-type="float" office:value="30200" calcext:value-type="float">
            <text:p>302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25]" office:value-type="float" office:value="2" calcext:value-type="float">
            <text:p>2</text:p>
          </table:table-cell>
          <table:table-cell table:style-name="ce3" table:formula="of:=[.N16]" office:value-type="float" office:value="363000" calcext:value-type="float">
            <text:p>36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3]*[.N43];0)" office:value-type="float" office:value="72600" calcext:value-type="float">
            <text:p>726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Здание</text:p>
          </table:table-cell>
          <table:table-cell table:style-name="ce3"/>
          <table:table-cell table:style-name="ce3" table:formula="of:=[.L30]" office:value-type="float" office:value="1795400" calcext:value-type="float">
            <text:p>1795400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table:formula="of:=ROUND([.M44]*[.N44];0)" office:value-type="float" office:value="44885" calcext:value-type="float">
            <text:p>44885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9:.O44])" office:value-type="float" office:value="347685" calcext:value-type="float">
            <text:p>347685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6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Мощность</text:p>
          </table:table-cell>
          <table:table-cell table:style-name="ce2" office:value-type="string" calcext:value-type="string">
            <text:p>Коэфф. Загрузки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39]" office:value-type="float" office:value="2" calcext:value-type="float">
            <text:p>2</text:p>
          </table:table-cell>
          <table:table-cell table:style-name="ce3" table:formula="of:=ROUND([.G$1]*[.L49]*[.B$18]/([.B6]/60);0)" office:value-type="float" office:value="290460" calcext:value-type="float">
            <text:p>290460</text:p>
          </table:table-cell>
          <table:table-cell table:style-name="ce3" table:formula="of:=ROUND([.N3]/([.G$1]*[.L49]*[.B$18]);2)" office:value-type="float" office:value="0.69" calcext:value-type="float">
            <text:p>0.69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40]" office:value-type="float" office:value="1" calcext:value-type="float">
            <text:p>1</text:p>
          </table:table-cell>
          <table:table-cell table:style-name="ce3" table:formula="of:=ROUND([.G$1]*[.L50]*[.B$18]/([.B7]/60);0)" office:value-type="float" office:value="193640" calcext:value-type="float">
            <text:p>193640</text:p>
          </table:table-cell>
          <table:table-cell table:style-name="ce3" table:formula="of:=ROUND([.N4]/([.G$1]*[.L50]*[.B$18]);2)" office:value-type="float" office:value="1.03" calcext:value-type="float">
            <text:p>1.03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41]" office:value-type="float" office:value="2" calcext:value-type="float">
            <text:p>2</text:p>
          </table:table-cell>
          <table:table-cell table:style-name="ce3" table:formula="of:=ROUND([.G$1]*[.L51]*[.B$18]/([.B8]/60);0)" office:value-type="float" office:value="309824" calcext:value-type="float">
            <text:p>309824</text:p>
          </table:table-cell>
          <table:table-cell table:style-name="ce3" table:formula="of:=ROUND([.N5]/([.G$1]*[.L51]*[.B$18]);2)" office:value-type="float" office:value="0.65" calcext:value-type="float">
            <text:p>0.6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42]" office:value-type="float" office:value="1" calcext:value-type="float">
            <text:p>1</text:p>
          </table:table-cell>
          <table:table-cell table:style-name="ce3" table:formula="of:=ROUND([.G$1]*[.L52]*[.B$18]/([.B9]/60);0)" office:value-type="float" office:value="193640" calcext:value-type="float">
            <text:p>193640</text:p>
          </table:table-cell>
          <table:table-cell table:style-name="ce3" table:formula="of:=ROUND([.N6]/([.G$1]*[.L52]*[.B$18]);2)" office:value-type="float" office:value="1.03" calcext:value-type="float">
            <text:p>1.03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43]" office:value-type="float" office:value="2" calcext:value-type="float">
            <text:p>2</text:p>
          </table:table-cell>
          <table:table-cell table:style-name="ce3" table:formula="of:=ROUND([.G$1]*[.L53]*[.B$18]/([.B10]/60);0)" office:value-type="float" office:value="357489" calcext:value-type="float">
            <text:p>357489</text:p>
          </table:table-cell>
          <table:table-cell table:style-name="ce3" table:formula="of:=ROUND([.N7]/([.G$1]*[.L53]*[.B$18]);2)" office:value-type="float" office:value="0.56" calcext:value-type="float">
            <text:p>0.56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Gсут</text:p>
          </table:table-cell>
          <table:table-cell table:formula="of:=ROUND((([.C2]*[.C3]*[.C4]*7800*[.B1])/360);2)" office:value-type="float" office:value="32.5" calcext:value-type="float">
            <text:p>32.5</text:p>
          </table:table-cell>
          <table:table-cell/>
          <table:table-cell office:value-type="string" calcext:value-type="string">
            <text:p>Sm</text:p>
          </table:table-cell>
          <table:table-cell table:formula="of:=ROUND([.C2]*[.C3]*[.C4]*7800*35;2)" office:value-type="float" office:value="2.05" calcext:value-type="float">
            <text:p>2.05</text:p>
          </table:table-cell>
          <table:table-cell/>
          <table:table-cell table:style-name="ce1" office:value-type="string" calcext:value-type="string">
            <text:p>Sдет</text:p>
          </table:table-cell>
          <table:table-cell table:formula="of:=ROUND([.N55]/0.45;2)" office:value-type="float" office:value="4.56" calcext:value-type="float">
            <text:p>4.56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maxтек</text:p>
          </table:table-cell>
          <table:table-cell table:formula="of:=ROUND([.K55]*35*35;0)" office:value-type="float" office:value="39813" calcext:value-type="float">
            <text:p>39813</text:p>
          </table:table-cell>
          <table:table-cell/>
          <table:table-cell office:value-type="string" calcext:value-type="string">
            <text:p>Sср.сут</text:p>
          </table:table-cell>
          <table:table-cell table:formula="of:=ROUND(([.N55]*[.B1])/(0.45*360);0)" office:value-type="float" office:value="2531" calcext:value-type="float">
            <text:p>2531</text:p>
          </table:table-cell>
          <table:table-cell/>
          <table:table-cell table:style-name="ce1" office:value-type="string" calcext:value-type="string">
            <text:p>Нг.п</text:p>
          </table:table-cell>
          <table:table-cell table:formula="of:=ROUND([.Q55]*ROUND([.B1]/365;0)*3;0)" office:value-type="float" office:value="7497" calcext:value-type="float">
            <text:p>7497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средтек</text:p>
          </table:table-cell>
          <table:table-cell table:formula="of:=ROUND([.K56]/2;0)" office:value-type="float" office:value="19907" calcext:value-type="float">
            <text:p>19907</text:p>
          </table:table-cell>
          <table:table-cell/>
          <table:table-cell office:value-type="string" calcext:value-type="string">
            <text:p>Кнз</text:p>
          </table:table-cell>
          <table:table-cell table:formula="of:=0.45+(1-0.45)/2" office:value-type="float" office:value="0.725" calcext:value-type="float">
            <text:p>0.72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страх</text:p>
          </table:table-cell>
          <table:table-cell table:formula="of:=ROUND([.K55]*5*35;0)" office:value-type="float" office:value="5688" calcext:value-type="float">
            <text:p>5688</text:p>
          </table:table-cell>
          <table:table-cell/>
          <table:table-cell office:value-type="string" calcext:value-type="string">
            <text:p>Ннп</text:p>
          </table:table-cell>
          <table:table-cell table:formula="of:=ROUND([.N56]*6*[.N57];0)" office:value-type="float" office:value="11010" calcext:value-type="float">
            <text:p>1101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Нпр.зап.</text:p>
          </table:table-cell>
          <table:table-cell table:formula="of:=[.K58]+[.K57]+0" office:value-type="float" office:value="25595" calcext:value-type="float">
            <text:p>25595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7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Разряд работы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4" office:value-type="string" calcext:value-type="string" table:number-columns-spanned="3" table:number-rows-spanned="1">
            <text:p>Численность рабочих</text:p>
          </table:table-cell>
          <table:covered-table-cell table:number-columns-repeated="2" table:style-name="ce4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office:value-type="string" calcext:value-type="string">
            <text:p>IV</text:p>
          </table:table-cell>
          <table:table-cell table:style-name="ce3" table:formula="of:=[.B6]" office:value-type="float" office:value="1.6" calcext:value-type="float">
            <text:p>1.6</text:p>
          </table:table-cell>
          <table:table-cell table:style-name="ce3" table:formula="of:=[.G2]" office:value-type="float" office:value="5333" calcext:value-type="float">
            <text:p>5333</text:p>
          </table:table-cell>
          <table:table-cell table:style-name="ce4" table:formula="of:=[.N62]/([.K$68]*1.03)" office:value-type="float" office:value="3.0456881781839" calcext:value-type="float" table:number-columns-spanned="2" table:number-rows-spanned="1">
            <text:p>3.0456881781839</text:p>
          </table:table-cell>
          <table:covered-table-cell table:style-name="ce4"/>
          <table:table-cell table:style-name="ce3" table:formula="of:=IF(MOD([.O62];1) &gt; 0.2;ROUNDUP([.O62];0);ROUNDDOWN([.O62];0))" office:value-type="float" office:value="3" calcext:value-type="float">
            <text:p>3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7]" office:value-type="float" office:value="1.2" calcext:value-type="float">
            <text:p>1.2</text:p>
          </table:table-cell>
          <table:table-cell table:style-name="ce3" table:formula="of:=[.G3]" office:value-type="float" office:value="4000" calcext:value-type="float">
            <text:p>4000</text:p>
          </table:table-cell>
          <table:table-cell table:style-name="ce4" table:formula="of:=[.N63]/([.K$68]*1.03)" office:value-type="float" office:value="2.28440890919475" calcext:value-type="float" table:number-columns-spanned="2" table:number-rows-spanned="1">
            <text:p>2.28440890919475</text:p>
          </table:table-cell>
          <table:covered-table-cell table:style-name="ce4"/>
          <table:table-cell table:style-name="ce3" table:formula="of:=IF(MOD([.O63];1) &gt; 0.2;ROUNDUP([.O63];0);ROUNDDOWN([.O63];0))" office:value-type="float" office:value="3" calcext:value-type="float">
            <text:p>3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8]" office:value-type="float" office:value="1.5" calcext:value-type="float">
            <text:p>1.5</text:p>
          </table:table-cell>
          <table:table-cell table:style-name="ce3" table:formula="of:=[.G4]" office:value-type="float" office:value="5000" calcext:value-type="float">
            <text:p>5000</text:p>
          </table:table-cell>
          <table:table-cell table:style-name="ce4" table:formula="of:=[.N64]/([.K$68]*1.03)" office:value-type="float" office:value="2.85551113649343" calcext:value-type="float" table:number-columns-spanned="2" table:number-rows-spanned="1">
            <text:p>2.85551113649343</text:p>
          </table:table-cell>
          <table:covered-table-cell table:style-name="ce4"/>
          <table:table-cell table:style-name="ce3" table:formula="of:=IF(MOD([.O64];1) &gt; 0.2;ROUNDUP([.O64];0);ROUNDDOWN([.O64];0))" office:value-type="float" office:value="3" calcext:value-type="float">
            <text:p>3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9]" office:value-type="float" office:value="1.2" calcext:value-type="float">
            <text:p>1.2</text:p>
          </table:table-cell>
          <table:table-cell table:style-name="ce3" table:formula="of:=[.G5]" office:value-type="float" office:value="4000" calcext:value-type="float">
            <text:p>4000</text:p>
          </table:table-cell>
          <table:table-cell table:style-name="ce4" table:formula="of:=[.N65]/([.K$68]*1.03)" office:value-type="float" office:value="2.28440890919475" calcext:value-type="float" table:number-columns-spanned="2" table:number-rows-spanned="1">
            <text:p>2.28440890919475</text:p>
          </table:table-cell>
          <table:covered-table-cell table:style-name="ce4"/>
          <table:table-cell table:style-name="ce3" table:formula="of:=IF(MOD([.O65];1) &gt; 0.2;ROUNDUP([.O65];0);ROUNDDOWN([.O65];0))" office:value-type="float" office:value="3" calcext:value-type="float">
            <text:p>3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10]" office:value-type="float" office:value="1.3" calcext:value-type="float">
            <text:p>1.3</text:p>
          </table:table-cell>
          <table:table-cell table:style-name="ce3" table:formula="of:=[.G6]" office:value-type="float" office:value="4333" calcext:value-type="float">
            <text:p>4333</text:p>
          </table:table-cell>
          <table:table-cell table:style-name="ce4" table:formula="of:=[.N66]/([.K$68]*1.03)" office:value-type="float" office:value="2.47458595088521" calcext:value-type="float" table:number-columns-spanned="2" table:number-rows-spanned="1">
            <text:p>2.47458595088521</text:p>
          </table:table-cell>
          <table:covered-table-cell table:style-name="ce4"/>
          <table:table-cell table:style-name="ce3" table:formula="of:=IF(MOD([.O66];1) &gt; 0.2;ROUNDUP([.O66];0);ROUNDDOWN([.O66];0))" office:value-type="float" office:value="3" calcext:value-type="float">
            <text:p>3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7" table:number-rows-spanned="1">
            <text:p>ИТОГО</text:p>
          </table:table-cell>
          <table:covered-table-cell table:number-columns-repeated="6" table:style-name="ce4"/>
          <table:table-cell table:style-name="ce3" table:formula="of:=SUM([.Q62:.Q66])" office:value-type="float" office:value="15" calcext:value-type="float">
            <text:p>15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Fэф.раб.</text:p>
          </table:table-cell>
          <table:table-cell table:formula="of:=250*8*(1-0.15)" office:value-type="float" office:value="1700" calcext:value-type="float">
            <text:p>1700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8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Часовая тарифная ставка</text:p>
          </table:table-cell>
          <table:table-cell table:style-name="ce2" office:value-type="string" calcext:value-type="string">
            <text:p>Фонд ОЗП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B6]" office:value-type="float" office:value="1.6" calcext:value-type="float">
            <text:p>1.6</text:p>
          </table:table-cell>
          <table:table-cell table:style-name="ce3" table:formula="of:=[.G2]" office:value-type="float" office:value="5333" calcext:value-type="float">
            <text:p>5333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M72]*[.N72]" office:value-type="float" office:value="149324" calcext:value-type="float">
            <text:p>149324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B7]" office:value-type="float" office:value="1.2" calcext:value-type="float">
            <text:p>1.2</text:p>
          </table:table-cell>
          <table:table-cell table:style-name="ce3" table:formula="of:=[.G3]" office:value-type="float" office:value="4000" calcext:value-type="float">
            <text:p>400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3]*[.N73]" office:value-type="float" office:value="88000" calcext:value-type="float">
            <text:p>88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B8]" office:value-type="float" office:value="1.5" calcext:value-type="float">
            <text:p>1.5</text:p>
          </table:table-cell>
          <table:table-cell table:style-name="ce3" table:formula="of:=[.G4]" office:value-type="float" office:value="5000" calcext:value-type="float">
            <text:p>500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4]*[.N74]" office:value-type="float" office:value="175000" calcext:value-type="float">
            <text:p>175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B9]" office:value-type="float" office:value="1.2" calcext:value-type="float">
            <text:p>1.2</text:p>
          </table:table-cell>
          <table:table-cell table:style-name="ce3" table:formula="of:=[.G5]" office:value-type="float" office:value="4000" calcext:value-type="float">
            <text:p>400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5]*[.N75]" office:value-type="float" office:value="140000" calcext:value-type="float">
            <text:p>140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B10]" office:value-type="float" office:value="1.3" calcext:value-type="float">
            <text:p>1.3</text:p>
          </table:table-cell>
          <table:table-cell table:style-name="ce3" table:formula="of:=[.G6]" office:value-type="float" office:value="4333" calcext:value-type="float">
            <text:p>433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6]*[.N76]" office:value-type="float" office:value="95326" calcext:value-type="float">
            <text:p>95326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72:.O76])" office:value-type="float" office:value="647650" calcext:value-type="float">
            <text:p>64765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Пм</text:p>
          </table:table-cell>
          <table:table-cell table:formula="of:=ROUND([.N55]/350;3)" office:value-type="float" office:value="0.006" calcext:value-type="float">
            <text:p>0.006</text:p>
          </table:table-cell>
          <table:table-cell/>
          <table:table-cell office:value-type="string" calcext:value-type="string">
            <text:p>Крсо</text:p>
          </table:table-cell>
          <table:table-cell table:formula="of:=ROUND(((SUM([.O39:.O43])+180000+450000+90000)/[.O77])*100;2)" office:value-type="float" office:value="157.92" calcext:value-type="float">
            <text:p>157.92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Sотх.возвр</text:p>
          </table:table-cell>
          <table:table-cell table:formula="of:=ROUND([.K79]*(1-[.B5])*([.B24]/1000);2)" office:value-type="float" office:value="0" calcext:value-type="float">
            <text:p>0</text:p>
          </table:table-cell>
          <table:table-cell/>
          <table:table-cell office:value-type="string" calcext:value-type="string">
            <text:p>Sрсо</text:p>
          </table:table-cell>
          <table:table-cell table:formula="of:=ROUND(([.N79]*[.K86])/100;2)" office:value-type="float" office:value="5.13" calcext:value-type="float">
            <text:p>5.13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Зосн.i</text:p>
          </table:table-cell>
          <table:table-cell table:style-name="ce2" table:formula="of:=ROUND(([.L72]*[.N72])/60;2)" office:value-type="float" office:value="0.75" calcext:value-type="float">
            <text:p>0.75</text:p>
          </table:table-cell>
          <table:table-cell/>
          <table:table-cell office:value-type="string" calcext:value-type="string">
            <text:p>Кцнр</text:p>
          </table:table-cell>
          <table:table-cell table:formula="of:=ROUND((([.O44]+98000+580000*1.15+(580000*1.15)*0.3+36000)/[.O77])*100;2)" office:value-type="float" office:value="161.5" calcext:value-type="float">
            <text:p>161.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3]*[.N73])/60;2)" office:value-type="float" office:value="0.44" calcext:value-type="float">
            <text:p>0.44</text:p>
          </table:table-cell>
          <table:table-cell/>
          <table:table-cell office:value-type="string" calcext:value-type="string">
            <text:p>Sцнр</text:p>
          </table:table-cell>
          <table:table-cell table:formula="of:=ROUND(([.N81]*[.K86])/100;2)" office:value-type="float" office:value="5.25" calcext:value-type="float">
            <text:p>5.2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4]*[.N74])/60;2)" office:value-type="float" office:value="0.88" calcext:value-type="float">
            <text:p>0.88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5]*[.N75])/60;2)" office:value-type="float" office:value="0.7" calcext:value-type="float">
            <text:p>0.7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6]*[.N76])/60;2)" office:value-type="float" office:value="0.48" calcext:value-type="float">
            <text:p>0.48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осн.</text:p>
          </table:table-cell>
          <table:table-cell table:style-name="ce5" table:formula="of:=SUM([.K81:.K85])" office:value-type="float" office:value="3.25" calcext:value-type="float">
            <text:p>3.25</text:p>
          </table:table-cell>
          <table:table-cell table:number-columns-repeated="6"/>
          <table:table-cell table:style-name="Default" table:number-columns-repeated="16367"/>
        </table:table-row>
        <table:table-row table:style-name="ro1" table:number-rows-repeated="1048489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</table:table>
      <table:table table:name="Лист1_2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Default"/>
        <table:table-column table:style-name="co10" table:default-cell-style-name="ce1"/>
        <table:table-column table:style-name="co2" table:number-columns-repeated="16367"/>
        <table:table-row table:style-name="ro1">
          <table:table-cell office:value-type="string" calcext:value-type="string">
            <text:p>Годовая программа выпуска</text:p>
          </table:table-cell>
          <table:table-cell table:style-name="ce1" office:value-type="float" office:value="195000" calcext:value-type="float">
            <text:p>195000</text:p>
          </table:table-cell>
          <table:table-cell table:number-columns-repeated="3"/>
          <table:table-cell office:value-type="string" calcext:value-type="string">
            <text:p>Fэф</text:p>
          </table:table-cell>
          <table:table-cell table:formula="of:=[.B13]*[.B14]*[.B15]*(1-[.B16])" office:value-type="float" office:value="3760" calcext:value-type="float">
            <text:p>3760</text:p>
          </table:table-cell>
          <table:table-cell table:number-columns-repeated="2"/>
          <table:table-cell table:style-name="ce1" office:value-type="string" calcext:value-type="string">
            <text:p>Таблица 1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змеры заготовки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B2]/1000"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Тгод фрезер</text:p>
          </table:table-cell>
          <table:table-cell table:formula="of:=ROUND([.B$1]*[.B6]/60;0)" office:value-type="float" office:value="10400" calcext:value-type="float">
            <text:p>10400</text:p>
          </table:table-cell>
          <table:table-cell table:number-columns-repeated="2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Год. Объем производства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Кол-во ед. обор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B3]/1000"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Тгод сверл</text:p>
          </table:table-cell>
          <table:table-cell table:formula="of:=ROUND([.B$1]*[.B7]/60;0)" office:value-type="float" office:value="11050" calcext:value-type="float">
            <text:p>1105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B6]" office:value-type="float" office:value="3.2" calcext:value-type="float">
            <text:p>3.2</text:p>
          </table:table-cell>
          <table:table-cell table:style-name="ce3" table:formula="of:=[.B$1]" office:value-type="float" office:value="195000" calcext:value-type="float">
            <text:p>195000</text:p>
          </table:table-cell>
          <table:table-cell table:style-name="ce3" table:formula="of:=[.G2]" office:value-type="float" office:value="10400" calcext:value-type="float">
            <text:p>10400</text:p>
          </table:table-cell>
          <table:table-cell table:style-name="ce3" table:formula="of:=[.H8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[.B4]/1000"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Тгод расточка</text:p>
          </table:table-cell>
          <table:table-cell table:formula="of:=ROUND([.B$1]*[.B8]/60;0)" office:value-type="float" office:value="7800" calcext:value-type="float">
            <text:p>780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B7]" office:value-type="float" office:value="3.4" calcext:value-type="float">
            <text:p>3.4</text:p>
          </table:table-cell>
          <table:table-cell table:style-name="ce3" table:formula="of:=[.B$1]" office:value-type="float" office:value="195000" calcext:value-type="float">
            <text:p>195000</text:p>
          </table:table-cell>
          <table:table-cell table:style-name="ce3" table:formula="of:=[.G3]" office:value-type="float" office:value="11050" calcext:value-type="float">
            <text:p>11050</text:p>
          </table:table-cell>
          <table:table-cell table:style-name="ce3" table:formula="of:=[.H9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Коэффициент использования металла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Тгод шлиф</text:p>
          </table:table-cell>
          <table:table-cell table:formula="of:=ROUND([.B$1]*[.B9]/60;0)" office:value-type="float" office:value="10075" calcext:value-type="float">
            <text:p>10075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B8]" office:value-type="float" office:value="2.4" calcext:value-type="float">
            <text:p>2.4</text:p>
          </table:table-cell>
          <table:table-cell table:style-name="ce3" table:formula="of:=[.B$1]" office:value-type="float" office:value="195000" calcext:value-type="float">
            <text:p>195000</text:p>
          </table:table-cell>
          <table:table-cell table:style-name="ce3" table:formula="of:=[.G4]" office:value-type="float" office:value="7800" calcext:value-type="float">
            <text:p>7800</text:p>
          </table:table-cell>
          <table:table-cell table:style-name="ce3" table:formula="of:=[.H10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Фрезерование</text:p>
          </table:table-cell>
          <table:table-cell table:style-name="ce1" office:value-type="float" office:value="3.2" calcext:value-type="float">
            <text:p>3.2</text:p>
          </table:table-cell>
          <table:table-cell table:number-columns-repeated="3"/>
          <table:table-cell office:value-type="string" calcext:value-type="string">
            <text:p>Тгод токар</text:p>
          </table:table-cell>
          <table:table-cell table:formula="of:=ROUND([.B$1]*[.B10]/60;0)" office:value-type="float" office:value="8125" calcext:value-type="float">
            <text:p>8125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B9]" office:value-type="float" office:value="3.1" calcext:value-type="float">
            <text:p>3.1</text:p>
          </table:table-cell>
          <table:table-cell table:style-name="ce3" table:formula="of:=[.B$1]" office:value-type="float" office:value="195000" calcext:value-type="float">
            <text:p>195000</text:p>
          </table:table-cell>
          <table:table-cell table:style-name="ce3" table:formula="of:=[.G5]" office:value-type="float" office:value="10075" calcext:value-type="float">
            <text:p>10075</text:p>
          </table:table-cell>
          <table:table-cell table:style-name="ce3" table:formula="of:=[.H11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верление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B10]" office:value-type="float" office:value="2.5" calcext:value-type="float">
            <text:p>2.5</text:p>
          </table:table-cell>
          <table:table-cell table:style-name="ce3" table:formula="of:=[.B$1]" office:value-type="float" office:value="195000" calcext:value-type="float">
            <text:p>195000</text:p>
          </table:table-cell>
          <table:table-cell table:style-name="ce3" table:formula="of:=[.G6]" office:value-type="float" office:value="8125" calcext:value-type="float">
            <text:p>8125</text:p>
          </table:table-cell>
          <table:table-cell table:style-name="ce3" table:formula="of:=[.H12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сточка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3"/>
          <table:table-cell office:value-type="string" calcext:value-type="string">
            <text:p>C фрезер</text:p>
          </table:table-cell>
          <table:table-cell table:formula="of:=[.G2]/[.G$1]" office:value-type="float" office:value="2.76595744680851" calcext:value-type="float">
            <text:p>2.76595744680851</text:p>
          </table:table-cell>
          <table:table-cell table:style-name="ce1" table:formula="of:=IF(MOD([.G2]/[.G$1];1) &gt; 0.15;ROUNDUP([.G8];0);ROUNDDOWN([.G8];0))" office:value-type="float" office:value="3" calcext:value-type="float">
            <text:p>3</text:p>
          </table:table-cell>
          <table:table-cell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:.O7])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Шлифование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3"/>
          <table:table-cell office:value-type="string" calcext:value-type="string">
            <text:p>C сверл</text:p>
          </table:table-cell>
          <table:table-cell table:formula="of:=[.G3]/[.G$1]" office:value-type="float" office:value="2.93882978723404" calcext:value-type="float">
            <text:p>2.93882978723404</text:p>
          </table:table-cell>
          <table:table-cell table:style-name="ce1" table:formula="of:=IF(MOD([.G3]/[.G$1];1) &gt; 0.15;ROUNDUP([.G9];0);ROUNDDOWN([.G9];0))"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Токарный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C расточка</text:p>
          </table:table-cell>
          <table:table-cell table:formula="of:=[.G4]/[.G$1]" office:value-type="float" office:value="2.07446808510638" calcext:value-type="float">
            <text:p>2.07446808510638</text:p>
          </table:table-cell>
          <table:table-cell table:style-name="ce1" table:formula="of:=IF(MOD([.G4]/[.G$1];1) &gt; 0.15;ROUNDUP([.G10];0);ROUNDDOWN([.G10];0)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Таблица 2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5"/>
          <table:table-cell office:value-type="string" calcext:value-type="string">
            <text:p>C шлиф</text:p>
          </table:table-cell>
          <table:table-cell table:formula="of:=[.G5]/[.G$1]" office:value-type="float" office:value="2.67952127659575" calcext:value-type="float">
            <text:p>2.67952127659575</text:p>
          </table:table-cell>
          <table:table-cell table:style-name="ce1" table:formula="of:=IF(MOD([.G5]/[.G$1];1) &gt; 0.15;ROUNDUP([.G11];0);ROUNDDOWN([.G11];0)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Цена за ед. обор.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бщая стоимость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риложения</text:p>
          </table:table-cell>
          <table:table-cell table:number-columns-repeated="4"/>
          <table:table-cell office:value-type="string" calcext:value-type="string">
            <text:p>C токар</text:p>
          </table:table-cell>
          <table:table-cell table:formula="of:=[.G6]/[.G$1]" office:value-type="float" office:value="2.16090425531915" calcext:value-type="float">
            <text:p>2.16090425531915</text:p>
          </table:table-cell>
          <table:table-cell table:style-name="ce1" table:formula="of:=IF(MOD([.G6]/[.G$1];1) &gt; 0.15;ROUNDUP([.G12];0);ROUNDDOWN([.G12];0))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office:value-type="float" office:value="2398000" calcext:value-type="float">
            <text:p>2398000</text:p>
          </table:table-cell>
          <table:table-cell table:style-name="ce3" table:formula="of:=[.O3]" office:value-type="float" office:value="3" calcext:value-type="float">
            <text:p>3</text:p>
          </table:table-cell>
          <table:table-cell table:style-name="ce3" table:formula="of:=[.M12]*[.L12]" office:value-type="float" office:value="7194000" calcext:value-type="float">
            <text:p>7194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бочих дней в году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office:value-type="float" office:value="1865000" calcext:value-type="float">
            <text:p>1865000</text:p>
          </table:table-cell>
          <table:table-cell table:style-name="ce3" table:formula="of:=[.O4]" office:value-type="float" office:value="3" calcext:value-type="float">
            <text:p>3</text:p>
          </table:table-cell>
          <table:table-cell table:style-name="ce3" table:formula="of:=[.M13]*[.L13]" office:value-type="float" office:value="5595000" calcext:value-type="float">
            <text:p>5595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менность работы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office:value-type="float" office:value="1669000" calcext:value-type="float">
            <text:p>1669000</text:p>
          </table:table-cell>
          <table:table-cell table:style-name="ce3" table:formula="of:=[.O5]" office:value-type="float" office:value="2" calcext:value-type="float">
            <text:p>2</text:p>
          </table:table-cell>
          <table:table-cell table:style-name="ce3" table:formula="of:=[.M14]*[.L14]" office:value-type="float" office:value="3338000" calcext:value-type="float">
            <text:p>3338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родолжительность смены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office:value-type="float" office:value="1510000" calcext:value-type="float">
            <text:p>1510000</text:p>
          </table:table-cell>
          <table:table-cell table:style-name="ce3" table:formula="of:=[.O6]" office:value-type="float" office:value="3" calcext:value-type="float">
            <text:p>3</text:p>
          </table:table-cell>
          <table:table-cell table:style-name="ce3" table:formula="of:=[.M15]*[.L15]" office:value-type="float" office:value="4530000" calcext:value-type="float">
            <text:p>4530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ановый простой оборудования за год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office:value-type="float" office:value="1815000" calcext:value-type="float">
            <text:p>1815000</text:p>
          </table:table-cell>
          <table:table-cell table:style-name="ce3" table:formula="of:=[.O7]" office:value-type="float" office:value="3" calcext:value-type="float">
            <text:p>3</text:p>
          </table:table-cell>
          <table:table-cell table:style-name="ce3" table:formula="of:=[.M16]*[.L16]" office:value-type="float" office:value="5445000" calcext:value-type="float">
            <text:p>5445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ановые потери рабочего времени в год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7"/>
          <table:table-cell table:style-name="ce4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4"/>
          <table:table-cell table:style-name="ce2" table:formula="of:=SUM([.N12:.N16])" office:value-type="float" office:value="26102000" calcext:value-type="float">
            <text:p>26102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редний % выполнения норм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оставка сырья</text:p>
          </table:table-cell>
          <table:table-cell table:number-columns-repeated="8"/>
          <table:table-cell table:style-name="ce1" office:value-type="string" calcext:value-type="string">
            <text:p>Таблица 3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Площадь</text:p>
          </table:table-cell>
          <table:covered-table-cell table:style-name="ce4"/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Длительность производственного цикла</text:p>
          </table:table-cell>
          <table:table-cell table:number-columns-repeated="8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сновная</text:p>
          </table:table-cell>
          <table:table-cell table:style-name="ce2" office:value-type="string" calcext:value-type="string">
            <text:p>Дополнительная</text:p>
          </table:table-cell>
          <table:table-cell table:style-name="ce2" office:value-type="string" calcext:value-type="string">
            <text:p>Общая площадь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ериодичность отгрузки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O3]" office:value-type="float" office:value="3" calcext:value-type="float">
            <text:p>3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([.M21]+[.N21])*[.L21]" office:value-type="float" office:value="35.1" calcext:value-type="float">
            <text:p>35.1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Цена материала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O4]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([.M22]+[.N22])*[.L22]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отность материала</text:p>
          </table:table-cell>
          <table:table-cell table:style-name="ce1" office:value-type="float" office:value="7800" calcext:value-type="float">
            <text:p>7800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O5]" office:value-type="float" office:value="2" calcext:value-type="float">
            <text:p>2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([.M23]+[.N23])*[.L23]" office:value-type="float" office:value="100.6" calcext:value-type="float">
            <text:p>100.6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Цена реализации отходов 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O6]" office:value-type="float" office:value="3" calcext:value-type="float">
            <text:p>3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M24]+[.N24])*[.L24]" office:value-type="float" office:value="44.4" calcext:value-type="float">
            <text:p>44.4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Удельный вес стоимости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O7]" office:value-type="float" office:value="3" calcext:value-type="float">
            <text:p>3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([.M25]+[.N25])*[.L25]" office:value-type="float" office:value="70.8" calcext:value-type="float">
            <text:p>70.8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тоимость 1м2 площади</text:p>
          </table:table-cell>
          <table:table-cell table:style-name="ce1" office:value-type="float" office:value="9400" calcext:value-type="float">
            <text:p>9400</text:p>
          </table:table-cell>
          <table:table-cell table:number-columns-repeated="7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21:.O25])" office:value-type="float" office:value="265.9" calcext:value-type="float">
            <text:p>265.9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Дополнительная зп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Начисления на зп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7"/>
          <table:table-cell table:style-name="ce1" office:value-type="string" calcext:value-type="string">
            <text:p>Таблица 4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Годовая норма амортизации оборудоования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Группа</text:p>
          </table:table-cell>
          <table:table-cell table:style-name="ce2" office:value-type="string" calcext:value-type="string">
            <text:p>Стоимость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Годовая норма амортизации здания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Здание</text:p>
          </table:table-cell>
          <table:table-cell table:style-name="ce3" table:formula="of:=[.O$26]*[.B26]" office:value-type="float" office:value="2499460" calcext:value-type="float">
            <text:p>249946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Рабочие машины</text:p>
          </table:table-cell>
          <table:table-cell table:style-name="ce3" table:formula="of:=[.N17]" office:value-type="float" office:value="26102000" calcext:value-type="float">
            <text:p>2610200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Транспорт</text:p>
          </table:table-cell>
          <table:table-cell table:style-name="ce3" table:formula="of:=[.L31]*0.1" office:value-type="float" office:value="2610200" calcext:value-type="float">
            <text:p>261020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Производственный инвентарь</text:p>
          </table:table-cell>
          <table:table-cell table:style-name="ce3" table:formula="of:=[.L31]*0.04" office:value-type="float" office:value="1044080" calcext:value-type="float">
            <text:p>104408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Инструменты</text:p>
          </table:table-cell>
          <table:table-cell table:style-name="ce3" table:formula="of:=[.L31]*0.04" office:value-type="float" office:value="1044080" calcext:value-type="float">
            <text:p>104408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Итого</text:p>
          </table:table-cell>
          <table:covered-table-cell table:style-name="ce4"/>
          <table:table-cell table:style-name="ce3" table:formula="of:=SUM([.L30:.L34])" office:value-type="float" office:value="33299820" calcext:value-type="float">
            <text:p>3329982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5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фондов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Норма амортиз</text:p>
          </table:table-cell>
          <table:table-cell table:style-name="ce2" office:value-type="string" calcext:value-type="string">
            <text:p>Сумма амортиз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21]" office:value-type="float" office:value="3" calcext:value-type="float">
            <text:p>3</text:p>
          </table:table-cell>
          <table:table-cell table:style-name="ce3" table:formula="of:=[.N12]" office:value-type="float" office:value="7194000" calcext:value-type="float">
            <text:p>7194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39]*[.N39];0)" office:value-type="float" office:value="1438800" calcext:value-type="float">
            <text:p>14388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22]" office:value-type="float" office:value="3" calcext:value-type="float">
            <text:p>3</text:p>
          </table:table-cell>
          <table:table-cell table:style-name="ce3" table:formula="of:=[.N13]" office:value-type="float" office:value="5595000" calcext:value-type="float">
            <text:p>5595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0]*[.N40];0)" office:value-type="float" office:value="1119000" calcext:value-type="float">
            <text:p>1119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23]" office:value-type="float" office:value="2" calcext:value-type="float">
            <text:p>2</text:p>
          </table:table-cell>
          <table:table-cell table:style-name="ce3" table:formula="of:=[.N14]" office:value-type="float" office:value="3338000" calcext:value-type="float">
            <text:p>3338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1]*[.N41];0)" office:value-type="float" office:value="667600" calcext:value-type="float">
            <text:p>6676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24]" office:value-type="float" office:value="3" calcext:value-type="float">
            <text:p>3</text:p>
          </table:table-cell>
          <table:table-cell table:style-name="ce3" table:formula="of:=[.N15]" office:value-type="float" office:value="4530000" calcext:value-type="float">
            <text:p>4530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2]*[.N42];0)" office:value-type="float" office:value="906000" calcext:value-type="float">
            <text:p>906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25]" office:value-type="float" office:value="3" calcext:value-type="float">
            <text:p>3</text:p>
          </table:table-cell>
          <table:table-cell table:style-name="ce3" table:formula="of:=[.N16]" office:value-type="float" office:value="5445000" calcext:value-type="float">
            <text:p>5445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3]*[.N43];0)" office:value-type="float" office:value="1089000" calcext:value-type="float">
            <text:p>1089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Здание</text:p>
          </table:table-cell>
          <table:table-cell table:style-name="ce3"/>
          <table:table-cell table:style-name="ce3" table:formula="of:=[.L30]" office:value-type="float" office:value="2499460" calcext:value-type="float">
            <text:p>2499460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table:formula="of:=ROUND([.M44]*[.N44];0)" office:value-type="float" office:value="62487" calcext:value-type="float">
            <text:p>62487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9:.O44])" office:value-type="float" office:value="5282887" calcext:value-type="float">
            <text:p>5282887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6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Мощность</text:p>
          </table:table-cell>
          <table:table-cell table:style-name="ce2" office:value-type="string" calcext:value-type="string">
            <text:p>Коэфф. Загрузки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39]" office:value-type="float" office:value="3" calcext:value-type="float">
            <text:p>3</text:p>
          </table:table-cell>
          <table:table-cell table:style-name="ce3" table:formula="of:=ROUND([.G$1]*[.L49]*[.B$18]/([.B6]/60);0)" office:value-type="float" office:value="217845" calcext:value-type="float">
            <text:p>217845</text:p>
          </table:table-cell>
          <table:table-cell table:style-name="ce3" table:formula="of:=ROUND([.N3]/([.G$1]*[.L49]*[.B$18]);2)" office:value-type="float" office:value="0.9" calcext:value-type="float">
            <text:p>0.9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40]" office:value-type="float" office:value="3" calcext:value-type="float">
            <text:p>3</text:p>
          </table:table-cell>
          <table:table-cell table:style-name="ce3" table:formula="of:=ROUND([.G$1]*[.L50]*[.B$18]/([.B7]/60);0)" office:value-type="float" office:value="205031" calcext:value-type="float">
            <text:p>205031</text:p>
          </table:table-cell>
          <table:table-cell table:style-name="ce3" table:formula="of:=ROUND([.N4]/([.G$1]*[.L50]*[.B$18]);2)" office:value-type="float" office:value="0.95" calcext:value-type="float">
            <text:p>0.9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41]" office:value-type="float" office:value="2" calcext:value-type="float">
            <text:p>2</text:p>
          </table:table-cell>
          <table:table-cell table:style-name="ce3" table:formula="of:=ROUND([.G$1]*[.L51]*[.B$18]/([.B8]/60);0)" office:value-type="float" office:value="193640" calcext:value-type="float">
            <text:p>193640</text:p>
          </table:table-cell>
          <table:table-cell table:style-name="ce3" table:formula="of:=ROUND([.N5]/([.G$1]*[.L51]*[.B$18]);2)" office:value-type="float" office:value="1.01" calcext:value-type="float">
            <text:p>1.01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42]" office:value-type="float" office:value="3" calcext:value-type="float">
            <text:p>3</text:p>
          </table:table-cell>
          <table:table-cell table:style-name="ce3" table:formula="of:=ROUND([.G$1]*[.L52]*[.B$18]/([.B9]/60);0)" office:value-type="float" office:value="224872" calcext:value-type="float">
            <text:p>224872</text:p>
          </table:table-cell>
          <table:table-cell table:style-name="ce3" table:formula="of:=ROUND([.N6]/([.G$1]*[.L52]*[.B$18]);2)" office:value-type="float" office:value="0.87" calcext:value-type="float">
            <text:p>0.87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43]" office:value-type="float" office:value="3" calcext:value-type="float">
            <text:p>3</text:p>
          </table:table-cell>
          <table:table-cell table:style-name="ce3" table:formula="of:=ROUND([.G$1]*[.L53]*[.B$18]/([.B10]/60);0)" office:value-type="float" office:value="278842" calcext:value-type="float">
            <text:p>278842</text:p>
          </table:table-cell>
          <table:table-cell table:style-name="ce3" table:formula="of:=ROUND([.N7]/([.G$1]*[.L53]*[.B$18]);2)" office:value-type="float" office:value="0.7" calcext:value-type="float">
            <text:p>0.7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Gсут</text:p>
          </table:table-cell>
          <table:table-cell table:formula="of:=ROUND((([.C2]*[.C3]*[.C4]*7800*[.B1])/360);2)" office:value-type="float" office:value="47.53" calcext:value-type="float">
            <text:p>47.53</text:p>
          </table:table-cell>
          <table:table-cell/>
          <table:table-cell office:value-type="string" calcext:value-type="string">
            <text:p>Sm</text:p>
          </table:table-cell>
          <table:table-cell table:formula="of:=ROUND([.C2]*[.C3]*[.C4]*7800*350;2)" office:value-type="float" office:value="30.71" calcext:value-type="float">
            <text:p>30.71</text:p>
          </table:table-cell>
          <table:table-cell/>
          <table:table-cell table:style-name="ce1" office:value-type="string" calcext:value-type="string">
            <text:p>Sдет</text:p>
          </table:table-cell>
          <table:table-cell table:formula="of:=ROUND([.N55]/0.45;2)" office:value-type="float" office:value="68.24" calcext:value-type="float">
            <text:p>68.24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maxтек</text:p>
          </table:table-cell>
          <table:table-cell table:formula="of:=ROUND([.K55]*350*40;0)" office:value-type="float" office:value="665420" calcext:value-type="float">
            <text:p>665420</text:p>
          </table:table-cell>
          <table:table-cell/>
          <table:table-cell office:value-type="string" calcext:value-type="string">
            <text:p>Sср.сут</text:p>
          </table:table-cell>
          <table:table-cell table:formula="of:=ROUND(([.N55]*[.B1])/(0.45*360);0)" office:value-type="float" office:value="36966" calcext:value-type="float">
            <text:p>36966</text:p>
          </table:table-cell>
          <table:table-cell/>
          <table:table-cell table:style-name="ce1" office:value-type="string" calcext:value-type="string">
            <text:p>Нг.п</text:p>
          </table:table-cell>
          <table:table-cell table:formula="of:=ROUND([.Q55]*ROUND([.B1]/365;0)*3;0)" office:value-type="float" office:value="109320" calcext:value-type="float">
            <text:p>109320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средтек</text:p>
          </table:table-cell>
          <table:table-cell table:formula="of:=ROUND([.K56]/2;0)" office:value-type="float" office:value="332710" calcext:value-type="float">
            <text:p>332710</text:p>
          </table:table-cell>
          <table:table-cell/>
          <table:table-cell office:value-type="string" calcext:value-type="string">
            <text:p>Кнз</text:p>
          </table:table-cell>
          <table:table-cell table:formula="of:=0.45+(1-0.45)/2" office:value-type="float" office:value="0.725" calcext:value-type="float">
            <text:p>0.72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страх</text:p>
          </table:table-cell>
          <table:table-cell table:formula="of:=ROUND([.K55]*2*350;0)" office:value-type="float" office:value="33271" calcext:value-type="float">
            <text:p>33271</text:p>
          </table:table-cell>
          <table:table-cell/>
          <table:table-cell office:value-type="string" calcext:value-type="string">
            <text:p>Ннп</text:p>
          </table:table-cell>
          <table:table-cell table:formula="of:=ROUND([.N56]*7*[.N57];0)" office:value-type="float" office:value="187602" calcext:value-type="float">
            <text:p>187602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Нпр.зап.</text:p>
          </table:table-cell>
          <table:table-cell table:formula="of:=[.K58]+[.K57]+0" office:value-type="float" office:value="365981" calcext:value-type="float">
            <text:p>365981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7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Разряд работы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4" office:value-type="string" calcext:value-type="string" table:number-columns-spanned="3" table:number-rows-spanned="1">
            <text:p>Численность рабочих</text:p>
          </table:table-cell>
          <table:covered-table-cell table:number-columns-repeated="2" table:style-name="ce4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office:value-type="string" calcext:value-type="string">
            <text:p>IV</text:p>
          </table:table-cell>
          <table:table-cell table:style-name="ce3" table:formula="of:=[.B6]" office:value-type="float" office:value="3.2" calcext:value-type="float">
            <text:p>3.2</text:p>
          </table:table-cell>
          <table:table-cell table:style-name="ce3" table:formula="of:=[.G2]" office:value-type="float" office:value="10400" calcext:value-type="float">
            <text:p>10400</text:p>
          </table:table-cell>
          <table:table-cell table:style-name="ce4" table:formula="of:=[.N62]/([.K$68]*1.03)" office:value-type="float" office:value="5.93946316390634" calcext:value-type="float" table:number-columns-spanned="2" table:number-rows-spanned="1">
            <text:p>5.93946316390634</text:p>
          </table:table-cell>
          <table:covered-table-cell table:style-name="ce4"/>
          <table:table-cell table:style-name="ce3" table:formula="of:=IF(MOD([.O62];1) &gt; 0.2;ROUNDUP([.O62];0);ROUNDDOWN([.O62];0))" office:value-type="float" office:value="6" calcext:value-type="float">
            <text:p>6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7]" office:value-type="float" office:value="3.4" calcext:value-type="float">
            <text:p>3.4</text:p>
          </table:table-cell>
          <table:table-cell table:style-name="ce3" table:formula="of:=[.G3]" office:value-type="float" office:value="11050" calcext:value-type="float">
            <text:p>11050</text:p>
          </table:table-cell>
          <table:table-cell table:style-name="ce4" table:formula="of:=[.N63]/([.K$68]*1.03)" office:value-type="float" office:value="6.31067961165049" calcext:value-type="float" table:number-columns-spanned="2" table:number-rows-spanned="1">
            <text:p>6.31067961165049</text:p>
          </table:table-cell>
          <table:covered-table-cell table:style-name="ce4"/>
          <table:table-cell table:style-name="ce3" table:formula="of:=IF(MOD([.O63];1) &gt; 0.2;ROUNDUP([.O63];0);ROUNDDOWN([.O63];0))" office:value-type="float" office:value="7" calcext:value-type="float">
            <text:p>7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8]" office:value-type="float" office:value="2.4" calcext:value-type="float">
            <text:p>2.4</text:p>
          </table:table-cell>
          <table:table-cell table:style-name="ce3" table:formula="of:=[.G4]" office:value-type="float" office:value="7800" calcext:value-type="float">
            <text:p>7800</text:p>
          </table:table-cell>
          <table:table-cell table:style-name="ce4" table:formula="of:=[.N64]/([.K$68]*1.03)" office:value-type="float" office:value="4.45459737292975" calcext:value-type="float" table:number-columns-spanned="2" table:number-rows-spanned="1">
            <text:p>4.45459737292975</text:p>
          </table:table-cell>
          <table:covered-table-cell table:style-name="ce4"/>
          <table:table-cell table:style-name="ce3" table:formula="of:=IF(MOD([.O64];1) &gt; 0.2;ROUNDUP([.O64];0);ROUNDDOWN([.O64];0))" office:value-type="float" office:value="5" calcext:value-type="float">
            <text:p>5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9]" office:value-type="float" office:value="3.1" calcext:value-type="float">
            <text:p>3.1</text:p>
          </table:table-cell>
          <table:table-cell table:style-name="ce3" table:formula="of:=[.G5]" office:value-type="float" office:value="10075" calcext:value-type="float">
            <text:p>10075</text:p>
          </table:table-cell>
          <table:table-cell table:style-name="ce4" table:formula="of:=[.N65]/([.K$68]*1.03)" office:value-type="float" office:value="5.75385494003427" calcext:value-type="float" table:number-columns-spanned="2" table:number-rows-spanned="1">
            <text:p>5.75385494003427</text:p>
          </table:table-cell>
          <table:covered-table-cell table:style-name="ce4"/>
          <table:table-cell table:style-name="ce6" table:formula="of:=IF(MOD([.O65];1) &gt; 0.2;ROUNDUP([.O65];0);ROUNDDOWN([.O65];0))" office:value-type="float" office:value="6" calcext:value-type="float">
            <text:p>6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10]" office:value-type="float" office:value="2.5" calcext:value-type="float">
            <text:p>2.5</text:p>
          </table:table-cell>
          <table:table-cell table:style-name="ce3" table:formula="of:=[.G6]" office:value-type="float" office:value="8125" calcext:value-type="float">
            <text:p>8125</text:p>
          </table:table-cell>
          <table:table-cell table:style-name="ce4" table:formula="of:=[.N66]/([.K$68]*1.03)" office:value-type="float" office:value="4.64020559680183" calcext:value-type="float" table:number-columns-spanned="2" table:number-rows-spanned="1">
            <text:p>4.64020559680183</text:p>
          </table:table-cell>
          <table:covered-table-cell table:style-name="ce4"/>
          <table:table-cell table:style-name="ce6" table:formula="of:=IF(MOD([.O66];1) &gt; 0.2;ROUNDUP([.O66];0);ROUNDDOWN([.O66];0))" office:value-type="float" office:value="5" calcext:value-type="float">
            <text:p>5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7" table:number-rows-spanned="1">
            <text:p>ИТОГО</text:p>
          </table:table-cell>
          <table:covered-table-cell table:number-columns-repeated="6" table:style-name="ce4"/>
          <table:table-cell table:style-name="ce3" table:formula="of:=SUM([.Q62:.Q66])" office:value-type="float" office:value="29" calcext:value-type="float">
            <text:p>29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Fэф.раб.</text:p>
          </table:table-cell>
          <table:table-cell table:formula="of:=250*8*(1-0.15)" office:value-type="float" office:value="1700" calcext:value-type="float">
            <text:p>1700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8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Часовая тарифная ставка</text:p>
          </table:table-cell>
          <table:table-cell table:style-name="ce2" office:value-type="string" calcext:value-type="string">
            <text:p>Фонд ОЗП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B6]" office:value-type="float" office:value="3.2" calcext:value-type="float">
            <text:p>3.2</text:p>
          </table:table-cell>
          <table:table-cell table:style-name="ce3" table:formula="of:=[.G2]" office:value-type="float" office:value="10400" calcext:value-type="float">
            <text:p>104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M72]*[.N72]" office:value-type="float" office:value="291200" calcext:value-type="float">
            <text:p>2912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B7]" office:value-type="float" office:value="3.4" calcext:value-type="float">
            <text:p>3.4</text:p>
          </table:table-cell>
          <table:table-cell table:style-name="ce3" table:formula="of:=[.G3]" office:value-type="float" office:value="11050" calcext:value-type="float">
            <text:p>1105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3]*[.N73]" office:value-type="float" office:value="243100" calcext:value-type="float">
            <text:p>2431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B8]" office:value-type="float" office:value="2.4" calcext:value-type="float">
            <text:p>2.4</text:p>
          </table:table-cell>
          <table:table-cell table:style-name="ce3" table:formula="of:=[.G4]" office:value-type="float" office:value="7800" calcext:value-type="float">
            <text:p>780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4]*[.N74]" office:value-type="float" office:value="273000" calcext:value-type="float">
            <text:p>273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B9]" office:value-type="float" office:value="3.1" calcext:value-type="float">
            <text:p>3.1</text:p>
          </table:table-cell>
          <table:table-cell table:style-name="ce3" table:formula="of:=[.G5]" office:value-type="float" office:value="10075" calcext:value-type="float">
            <text:p>10075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5]*[.N75]" office:value-type="float" office:value="352625" calcext:value-type="float">
            <text:p>352625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B10]" office:value-type="float" office:value="2.5" calcext:value-type="float">
            <text:p>2.5</text:p>
          </table:table-cell>
          <table:table-cell table:style-name="ce3" table:formula="of:=[.G6]" office:value-type="float" office:value="8125" calcext:value-type="float">
            <text:p>8125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6]*[.N76]" office:value-type="float" office:value="178750" calcext:value-type="float">
            <text:p>17875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72:.O76])" office:value-type="float" office:value="1338675" calcext:value-type="float">
            <text:p>1338675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Пм</text:p>
          </table:table-cell>
          <table:table-cell table:formula="of:=ROUND([.N55]/350;3)" office:value-type="float" office:value="0.088" calcext:value-type="float">
            <text:p>0.088</text:p>
          </table:table-cell>
          <table:table-cell/>
          <table:table-cell office:value-type="string" calcext:value-type="string">
            <text:p>Крсо</text:p>
          </table:table-cell>
          <table:table-cell table:formula="of:=ROUND(((SUM([.O39:.O43])+180000+450000+90000)/[.O77])*100;2)" office:value-type="float" office:value="443.75" calcext:value-type="float">
            <text:p>443.7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Sотх.возвр</text:p>
          </table:table-cell>
          <table:table-cell table:formula="of:=ROUND([.K79]*(1-[.B5])*([.B24]/1000);2)" office:value-type="float" office:value="0.05" calcext:value-type="float">
            <text:p>0.05</text:p>
          </table:table-cell>
          <table:table-cell/>
          <table:table-cell office:value-type="string" calcext:value-type="string">
            <text:p>Sрсо</text:p>
          </table:table-cell>
          <table:table-cell table:formula="of:=ROUND(([.N79]*[.K86])/100;2)" office:value-type="float" office:value="30.49" calcext:value-type="float">
            <text:p>30.49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Зосн.i</text:p>
          </table:table-cell>
          <table:table-cell table:style-name="ce2" table:formula="of:=ROUND(([.L72]*[.N72])/60;2)" office:value-type="float" office:value="1.49" calcext:value-type="float">
            <text:p>1.49</text:p>
          </table:table-cell>
          <table:table-cell/>
          <table:table-cell office:value-type="string" calcext:value-type="string">
            <text:p>Кцнр</text:p>
          </table:table-cell>
          <table:table-cell table:formula="of:=ROUND((([.O44]+98000+580000*1.15+(580000*1.15)*0.3+36000)/[.O77])*100;2)" office:value-type="float" office:value="79.45" calcext:value-type="float">
            <text:p>79.4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3]*[.N73])/60;2)" office:value-type="float" office:value="1.25" calcext:value-type="float">
            <text:p>1.25</text:p>
          </table:table-cell>
          <table:table-cell/>
          <table:table-cell office:value-type="string" calcext:value-type="string">
            <text:p>Sцнр</text:p>
          </table:table-cell>
          <table:table-cell table:formula="of:=ROUND(([.N81]*[.K86])/100;2)" office:value-type="float" office:value="5.46" calcext:value-type="float">
            <text:p>5.46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4]*[.N74])/60;2)" office:value-type="float" office:value="1.4" calcext:value-type="float">
            <text:p>1.4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5]*[.N75])/60;2)" office:value-type="float" office:value="1.81" calcext:value-type="float">
            <text:p>1.81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6]*[.N76])/60;2)" office:value-type="float" office:value="0.92" calcext:value-type="float">
            <text:p>0.92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осн.</text:p>
          </table:table-cell>
          <table:table-cell table:style-name="ce5" table:formula="of:=SUM([.K81:.K85])" office:value-type="float" office:value="6.87" calcext:value-type="float">
            <text:p>6.87</text:p>
          </table:table-cell>
          <table:table-cell table:number-columns-repeated="6"/>
          <table:table-cell table:style-name="Default" table:number-columns-repeated="16367"/>
        </table:table-row>
        <table:table-row table:style-name="ro1" table:number-rows-repeated="1048489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</table:table>
      <table:table table:name="Лист2" table:style-name="ta3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Default"/>
        <table:table-column table:style-name="co10" table:default-cell-style-name="ce1"/>
        <table:table-column table:style-name="co2" table:number-columns-repeated="16367"/>
        <table:table-row table:style-name="ro1">
          <table:table-cell office:value-type="string" calcext:value-type="string">
            <text:p>Годовая программа выпуска</text:p>
          </table:table-cell>
          <table:table-cell table:style-name="ce1" office:value-type="float" office:value="180000" calcext:value-type="float">
            <text:p>180000</text:p>
          </table:table-cell>
          <table:table-cell table:number-columns-repeated="3"/>
          <table:table-cell office:value-type="string" calcext:value-type="string">
            <text:p>Fэф</text:p>
          </table:table-cell>
          <table:table-cell table:formula="of:=[.B13]*[.B14]*[.B15]*(1-[.B16])" office:value-type="float" office:value="3760" calcext:value-type="float">
            <text:p>3760</text:p>
          </table:table-cell>
          <table:table-cell table:number-columns-repeated="2"/>
          <table:table-cell table:style-name="ce1" office:value-type="string" calcext:value-type="string">
            <text:p>Таблица 1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змеры заготовки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[.B2]/1000" office:value-type="float" office:value="0.035" calcext:value-type="float">
            <text:p>0.035</text:p>
          </table:table-cell>
          <table:table-cell table:number-columns-repeated="2"/>
          <table:table-cell office:value-type="string" calcext:value-type="string">
            <text:p>Тгод фрезер</text:p>
          </table:table-cell>
          <table:table-cell table:formula="of:=ROUND([.B$1]*[.B6]/60;0)" office:value-type="float" office:value="8700" calcext:value-type="float">
            <text:p>8700</text:p>
          </table:table-cell>
          <table:table-cell table:number-columns-repeated="2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Год. Объем производства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Кол-во ед. обор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table:formula="of:=[.B3]/1000"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Тгод сверл</text:p>
          </table:table-cell>
          <table:table-cell table:formula="of:=ROUND([.B$1]*[.B7]/60;0)" office:value-type="float" office:value="8700" calcext:value-type="float">
            <text:p>870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B6]" office:value-type="float" office:value="2.9" calcext:value-type="float">
            <text:p>2.9</text:p>
          </table:table-cell>
          <table:table-cell table:style-name="ce3" table:formula="of:=[.B$1]" office:value-type="float" office:value="180000" calcext:value-type="float">
            <text:p>180000</text:p>
          </table:table-cell>
          <table:table-cell table:style-name="ce3" table:formula="of:=[.G2]" office:value-type="float" office:value="8700" calcext:value-type="float">
            <text:p>8700</text:p>
          </table:table-cell>
          <table:table-cell table:style-name="ce3" table:formula="of:=[.H8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[.B4]/1000"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Тгод расточка</text:p>
          </table:table-cell>
          <table:table-cell table:formula="of:=ROUND([.B$1]*[.B8]/60;0)" office:value-type="float" office:value="10500" calcext:value-type="float">
            <text:p>1050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B7]" office:value-type="float" office:value="2.9" calcext:value-type="float">
            <text:p>2.9</text:p>
          </table:table-cell>
          <table:table-cell table:style-name="ce3" table:formula="of:=[.B$1]" office:value-type="float" office:value="180000" calcext:value-type="float">
            <text:p>180000</text:p>
          </table:table-cell>
          <table:table-cell table:style-name="ce3" table:formula="of:=[.G3]" office:value-type="float" office:value="8700" calcext:value-type="float">
            <text:p>8700</text:p>
          </table:table-cell>
          <table:table-cell table:style-name="ce3" table:formula="of:=[.H9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Коэффициент использования металла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Тгод шлиф</text:p>
          </table:table-cell>
          <table:table-cell table:formula="of:=ROUND([.B$1]*[.B9]/60;0)" office:value-type="float" office:value="7200" calcext:value-type="float">
            <text:p>720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B8]" office:value-type="float" office:value="3.5" calcext:value-type="float">
            <text:p>3.5</text:p>
          </table:table-cell>
          <table:table-cell table:style-name="ce3" table:formula="of:=[.B$1]" office:value-type="float" office:value="180000" calcext:value-type="float">
            <text:p>180000</text:p>
          </table:table-cell>
          <table:table-cell table:style-name="ce3" table:formula="of:=[.G4]" office:value-type="float" office:value="10500" calcext:value-type="float">
            <text:p>10500</text:p>
          </table:table-cell>
          <table:table-cell table:style-name="ce3" table:formula="of:=[.H10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Фрезерование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3"/>
          <table:table-cell office:value-type="string" calcext:value-type="string">
            <text:p>Тгод токар</text:p>
          </table:table-cell>
          <table:table-cell table:formula="of:=ROUND([.B$1]*[.B10]/60;0)" office:value-type="float" office:value="3300" calcext:value-type="float">
            <text:p>330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B9]" office:value-type="float" office:value="2.4" calcext:value-type="float">
            <text:p>2.4</text:p>
          </table:table-cell>
          <table:table-cell table:style-name="ce3" table:formula="of:=[.B$1]" office:value-type="float" office:value="180000" calcext:value-type="float">
            <text:p>180000</text:p>
          </table:table-cell>
          <table:table-cell table:style-name="ce3" table:formula="of:=[.G5]" office:value-type="float" office:value="7200" calcext:value-type="float">
            <text:p>7200</text:p>
          </table:table-cell>
          <table:table-cell table:style-name="ce3" table:formula="of:=[.H11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верление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B10]" office:value-type="float" office:value="1.1" calcext:value-type="float">
            <text:p>1.1</text:p>
          </table:table-cell>
          <table:table-cell table:style-name="ce3" table:formula="of:=[.B$1]" office:value-type="float" office:value="180000" calcext:value-type="float">
            <text:p>180000</text:p>
          </table:table-cell>
          <table:table-cell table:style-name="ce3" table:formula="of:=[.G6]" office:value-type="float" office:value="3300" calcext:value-type="float">
            <text:p>3300</text:p>
          </table:table-cell>
          <table:table-cell table:style-name="ce3" table:formula="of:=[.H12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сточка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3"/>
          <table:table-cell office:value-type="string" calcext:value-type="string">
            <text:p>C фрезер</text:p>
          </table:table-cell>
          <table:table-cell table:formula="of:=[.G2]/[.G$1]" office:value-type="float" office:value="2.31382978723404" calcext:value-type="float">
            <text:p>2.31382978723404</text:p>
          </table:table-cell>
          <table:table-cell table:style-name="ce1" table:formula="of:=IF(MOD([.G2]/[.G$1];1) &gt; 0.15;ROUNDUP([.G8];0);ROUNDDOWN([.G8];0))" office:value-type="float" office:value="3" calcext:value-type="float">
            <text:p>3</text:p>
          </table:table-cell>
          <table:table-cell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:.O7])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Шлифование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3"/>
          <table:table-cell office:value-type="string" calcext:value-type="string">
            <text:p>C сверл</text:p>
          </table:table-cell>
          <table:table-cell table:formula="of:=[.G3]/[.G$1]" office:value-type="float" office:value="2.31382978723404" calcext:value-type="float">
            <text:p>2.31382978723404</text:p>
          </table:table-cell>
          <table:table-cell table:style-name="ce1" table:formula="of:=IF(MOD([.G3]/[.G$1];1) &gt; 0.15;ROUNDUP([.G9];0);ROUNDDOWN([.G9];0))"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Токарный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/>
          <table:table-cell office:value-type="string" calcext:value-type="string">
            <text:p>C расточка</text:p>
          </table:table-cell>
          <table:table-cell table:formula="of:=[.G4]/[.G$1]" office:value-type="float" office:value="2.79255319148936" calcext:value-type="float">
            <text:p>2.79255319148936</text:p>
          </table:table-cell>
          <table:table-cell table:style-name="ce1" table:formula="of:=IF(MOD([.G4]/[.G$1];1) &gt; 0.15;ROUNDUP([.G10];0);ROUNDDOWN([.G10];0))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Таблица 2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5"/>
          <table:table-cell office:value-type="string" calcext:value-type="string">
            <text:p>C шлиф</text:p>
          </table:table-cell>
          <table:table-cell table:formula="of:=[.G5]/[.G$1]" office:value-type="float" office:value="1.91489361702128" calcext:value-type="float">
            <text:p>1.91489361702128</text:p>
          </table:table-cell>
          <table:table-cell table:style-name="ce1" table:formula="of:=IF(MOD([.G5]/[.G$1];1) &gt; 0.15;ROUNDUP([.G11];0);ROUNDDOWN([.G11];0)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Цена за ед. обор.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бщая стоимость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риложения</text:p>
          </table:table-cell>
          <table:table-cell table:number-columns-repeated="4"/>
          <table:table-cell office:value-type="string" calcext:value-type="string">
            <text:p>C токар</text:p>
          </table:table-cell>
          <table:table-cell table:formula="of:=[.G6]/[.G$1]" office:value-type="float" office:value="0.877659574468085" calcext:value-type="float">
            <text:p>0.877659574468085</text:p>
          </table:table-cell>
          <table:table-cell table:style-name="ce1" table:formula="of:=IF(MOD([.G6]/[.G$1];1) &gt; 0.15;ROUNDUP([.G12];0);ROUNDDOWN([.G12];0))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office:value-type="float" office:value="239800" calcext:value-type="float">
            <text:p>239800</text:p>
          </table:table-cell>
          <table:table-cell table:style-name="ce3" table:formula="of:=[.O3]" office:value-type="float" office:value="3" calcext:value-type="float">
            <text:p>3</text:p>
          </table:table-cell>
          <table:table-cell table:style-name="ce3" table:formula="of:=[.M12]*[.L12]" office:value-type="float" office:value="719400" calcext:value-type="float">
            <text:p>7194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Рабочих дней в году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office:value-type="float" office:value="186500" calcext:value-type="float">
            <text:p>186500</text:p>
          </table:table-cell>
          <table:table-cell table:style-name="ce3" table:formula="of:=[.O4]" office:value-type="float" office:value="3" calcext:value-type="float">
            <text:p>3</text:p>
          </table:table-cell>
          <table:table-cell table:style-name="ce3" table:formula="of:=[.M13]*[.L13]" office:value-type="float" office:value="559500" calcext:value-type="float">
            <text:p>5595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менность работы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office:value-type="float" office:value="166950" calcext:value-type="float">
            <text:p>166950</text:p>
          </table:table-cell>
          <table:table-cell table:style-name="ce3" table:formula="of:=[.O5]" office:value-type="float" office:value="3" calcext:value-type="float">
            <text:p>3</text:p>
          </table:table-cell>
          <table:table-cell table:style-name="ce3" table:formula="of:=[.M14]*[.L14]" office:value-type="float" office:value="500850" calcext:value-type="float">
            <text:p>50085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родолжительность смены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office:value-type="float" office:value="151000" calcext:value-type="float">
            <text:p>151000</text:p>
          </table:table-cell>
          <table:table-cell table:style-name="ce3" table:formula="of:=[.O6]" office:value-type="float" office:value="2" calcext:value-type="float">
            <text:p>2</text:p>
          </table:table-cell>
          <table:table-cell table:style-name="ce3" table:formula="of:=[.M15]*[.L15]" office:value-type="float" office:value="302000" calcext:value-type="float">
            <text:p>3020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ановый простой оборудования за год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office:value-type="float" office:value="181500" calcext:value-type="float">
            <text:p>181500</text:p>
          </table:table-cell>
          <table:table-cell table:style-name="ce3" table:formula="of:=[.O7]" office:value-type="float" office:value="1" calcext:value-type="float">
            <text:p>1</text:p>
          </table:table-cell>
          <table:table-cell table:style-name="ce3" table:formula="of:=[.M16]*[.L16]" office:value-type="float" office:value="181500" calcext:value-type="float">
            <text:p>18150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ановые потери рабочего времени в год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7"/>
          <table:table-cell table:style-name="ce4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4"/>
          <table:table-cell table:style-name="ce2" table:formula="of:=SUM([.N12:.N16])" office:value-type="float" office:value="2263250" calcext:value-type="float">
            <text:p>2263250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редний % выполнения норм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оставка сырья</text:p>
          </table:table-cell>
          <table:table-cell table:number-columns-repeated="8"/>
          <table:table-cell table:style-name="ce1" office:value-type="string" calcext:value-type="string">
            <text:p>Таблица 3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Площадь</text:p>
          </table:table-cell>
          <table:covered-table-cell table:style-name="ce4"/>
          <table:table-cell table:number-columns-repeated="3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Длительность производственного цикла</text:p>
          </table:table-cell>
          <table:table-cell table:number-columns-repeated="8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сновная</text:p>
          </table:table-cell>
          <table:table-cell table:style-name="ce2" office:value-type="string" calcext:value-type="string">
            <text:p>Дополнительная</text:p>
          </table:table-cell>
          <table:table-cell table:style-name="ce2" office:value-type="string" calcext:value-type="string">
            <text:p>Общая площадь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ериодичность отгрузки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O3]" office:value-type="float" office:value="3" calcext:value-type="float">
            <text:p>3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([.M21]+[.N21])*[.L21]" office:value-type="float" office:value="35.1" calcext:value-type="float">
            <text:p>35.1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Цена материала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O4]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([.M22]+[.N22])*[.L22]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Плотность материала</text:p>
          </table:table-cell>
          <table:table-cell table:style-name="ce1" office:value-type="float" office:value="7800" calcext:value-type="float">
            <text:p>7800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O5]" office:value-type="float" office:value="3" calcext:value-type="float">
            <text:p>3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([.M23]+[.N23])*[.L23]" office:value-type="float" office:value="150.9" calcext:value-type="float">
            <text:p>150.9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Цена реализации отходов 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O6]" office:value-type="float" office:value="2" calcext:value-type="float">
            <text:p>2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M24]+[.N24])*[.L24]" office:value-type="float" office:value="29.6" calcext:value-type="float">
            <text:p>29.6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Удельный вес стоимости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O7]" office:value-type="float" office:value="1" calcext:value-type="float">
            <text:p>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([.M25]+[.N25])*[.L25]" office:value-type="float" office:value="23.6" calcext:value-type="float">
            <text:p>23.6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Стоимость 1м2 площади</text:p>
          </table:table-cell>
          <table:table-cell table:style-name="ce1" office:value-type="float" office:value="9400" calcext:value-type="float">
            <text:p>9400</text:p>
          </table:table-cell>
          <table:table-cell table:number-columns-repeated="7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21:.O25])" office:value-type="float" office:value="254.2" calcext:value-type="float">
            <text:p>254.2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Дополнительная зп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Начисления на зп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7"/>
          <table:table-cell table:style-name="ce1" office:value-type="string" calcext:value-type="string">
            <text:p>Таблица 4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Годовая норма амортизации оборудоования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Группа</text:p>
          </table:table-cell>
          <table:table-cell table:style-name="ce2" office:value-type="string" calcext:value-type="string">
            <text:p>Стоимость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office:value-type="string" calcext:value-type="string">
            <text:p>Годовая норма амортизации здания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Здание</text:p>
          </table:table-cell>
          <table:table-cell table:style-name="ce3" table:formula="of:=[.O$26]*[.B26]" office:value-type="float" office:value="2389480" calcext:value-type="float">
            <text:p>238948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Рабочие машины</text:p>
          </table:table-cell>
          <table:table-cell table:style-name="ce3" table:formula="of:=[.N17]" office:value-type="float" office:value="2263250" calcext:value-type="float">
            <text:p>226325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Транспорт</text:p>
          </table:table-cell>
          <table:table-cell table:style-name="ce3" table:formula="of:=[.L31]*0.1" office:value-type="float" office:value="226325" calcext:value-type="float">
            <text:p>226325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Производственный инвентарь</text:p>
          </table:table-cell>
          <table:table-cell table:style-name="ce3" table:formula="of:=[.L31]*0.04" office:value-type="float" office:value="90530" calcext:value-type="float">
            <text:p>9053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Инструменты</text:p>
          </table:table-cell>
          <table:table-cell table:style-name="ce3" table:formula="of:=[.L31]*0.04" office:value-type="float" office:value="90530" calcext:value-type="float">
            <text:p>90530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Итого</text:p>
          </table:table-cell>
          <table:covered-table-cell table:style-name="ce4"/>
          <table:table-cell table:style-name="ce3" table:formula="of:=SUM([.L30:.L34])" office:value-type="float" office:value="5060115" calcext:value-type="float">
            <text:p>5060115</text:p>
          </table:table-cell>
          <table:table-cell table:number-columns-repeated="5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5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фондов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Норма амортиз</text:p>
          </table:table-cell>
          <table:table-cell table:style-name="ce2" office:value-type="string" calcext:value-type="string">
            <text:p>Сумма амортиз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21]" office:value-type="float" office:value="3" calcext:value-type="float">
            <text:p>3</text:p>
          </table:table-cell>
          <table:table-cell table:style-name="ce3" table:formula="of:=[.N12]" office:value-type="float" office:value="719400" calcext:value-type="float">
            <text:p>7194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39]*[.N39];0)" office:value-type="float" office:value="143880" calcext:value-type="float">
            <text:p>14388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22]" office:value-type="float" office:value="3" calcext:value-type="float">
            <text:p>3</text:p>
          </table:table-cell>
          <table:table-cell table:style-name="ce3" table:formula="of:=[.N13]" office:value-type="float" office:value="559500" calcext:value-type="float">
            <text:p>5595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0]*[.N40];0)" office:value-type="float" office:value="111900" calcext:value-type="float">
            <text:p>1119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23]" office:value-type="float" office:value="3" calcext:value-type="float">
            <text:p>3</text:p>
          </table:table-cell>
          <table:table-cell table:style-name="ce3" table:formula="of:=[.N14]" office:value-type="float" office:value="500850" calcext:value-type="float">
            <text:p>50085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1]*[.N41];0)" office:value-type="float" office:value="100170" calcext:value-type="float">
            <text:p>10017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24]" office:value-type="float" office:value="2" calcext:value-type="float">
            <text:p>2</text:p>
          </table:table-cell>
          <table:table-cell table:style-name="ce3" table:formula="of:=[.N15]" office:value-type="float" office:value="302000" calcext:value-type="float">
            <text:p>302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2]*[.N42];0)" office:value-type="float" office:value="60400" calcext:value-type="float">
            <text:p>604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25]" office:value-type="float" office:value="1" calcext:value-type="float">
            <text:p>1</text:p>
          </table:table-cell>
          <table:table-cell table:style-name="ce3" table:formula="of:=[.N16]" office:value-type="float" office:value="181500" calcext:value-type="float">
            <text:p>1815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3]*[.N43];0)" office:value-type="float" office:value="36300" calcext:value-type="float">
            <text:p>363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Здание</text:p>
          </table:table-cell>
          <table:table-cell table:style-name="ce3"/>
          <table:table-cell table:style-name="ce3" table:formula="of:=[.L30]" office:value-type="float" office:value="2389480" calcext:value-type="float">
            <text:p>2389480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table:formula="of:=ROUND([.M44]*[.N44];0)" office:value-type="float" office:value="59737" calcext:value-type="float">
            <text:p>59737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9:.O44])" office:value-type="float" office:value="512387" calcext:value-type="float">
            <text:p>512387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6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Мощность</text:p>
          </table:table-cell>
          <table:table-cell table:style-name="ce2" office:value-type="string" calcext:value-type="string">
            <text:p>Коэфф. Загрузки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39]" office:value-type="float" office:value="3" calcext:value-type="float">
            <text:p>3</text:p>
          </table:table-cell>
          <table:table-cell table:style-name="ce3" table:formula="of:=ROUND([.G$1]*[.L49]*[.B$18]/([.B6]/60);0)" office:value-type="float" office:value="240381" calcext:value-type="float">
            <text:p>240381</text:p>
          </table:table-cell>
          <table:table-cell table:style-name="ce3" table:formula="of:=ROUND([.N3]/([.G$1]*[.L49]*[.B$18]);2)" office:value-type="float" office:value="0.75" calcext:value-type="float">
            <text:p>0.7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40]" office:value-type="float" office:value="3" calcext:value-type="float">
            <text:p>3</text:p>
          </table:table-cell>
          <table:table-cell table:style-name="ce3" table:formula="of:=ROUND([.G$1]*[.L50]*[.B$18]/([.B7]/60);0)" office:value-type="float" office:value="240381" calcext:value-type="float">
            <text:p>240381</text:p>
          </table:table-cell>
          <table:table-cell table:style-name="ce3" table:formula="of:=ROUND([.N4]/([.G$1]*[.L50]*[.B$18]);2)" office:value-type="float" office:value="0.75" calcext:value-type="float">
            <text:p>0.7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41]" office:value-type="float" office:value="3" calcext:value-type="float">
            <text:p>3</text:p>
          </table:table-cell>
          <table:table-cell table:style-name="ce3" table:formula="of:=ROUND([.G$1]*[.L51]*[.B$18]/([.B8]/60);0)" office:value-type="float" office:value="199173" calcext:value-type="float">
            <text:p>199173</text:p>
          </table:table-cell>
          <table:table-cell table:style-name="ce3" table:formula="of:=ROUND([.N5]/([.G$1]*[.L51]*[.B$18]);2)" office:value-type="float" office:value="0.9" calcext:value-type="float">
            <text:p>0.9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42]" office:value-type="float" office:value="2" calcext:value-type="float">
            <text:p>2</text:p>
          </table:table-cell>
          <table:table-cell table:style-name="ce3" table:formula="of:=ROUND([.G$1]*[.L52]*[.B$18]/([.B9]/60);0)" office:value-type="float" office:value="193640" calcext:value-type="float">
            <text:p>193640</text:p>
          </table:table-cell>
          <table:table-cell table:style-name="ce3" table:formula="of:=ROUND([.N6]/([.G$1]*[.L52]*[.B$18]);2)" office:value-type="float" office:value="0.93" calcext:value-type="float">
            <text:p>0.93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43]" office:value-type="float" office:value="1" calcext:value-type="float">
            <text:p>1</text:p>
          </table:table-cell>
          <table:table-cell table:style-name="ce3" table:formula="of:=ROUND([.G$1]*[.L53]*[.B$18]/([.B10]/60);0)" office:value-type="float" office:value="211244" calcext:value-type="float">
            <text:p>211244</text:p>
          </table:table-cell>
          <table:table-cell table:style-name="ce3" table:formula="of:=ROUND([.N7]/([.G$1]*[.L53]*[.B$18]);2)" office:value-type="float" office:value="0.85" calcext:value-type="float">
            <text:p>0.8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Gсут</text:p>
          </table:table-cell>
          <table:table-cell table:formula="of:=ROUND((([.C2]*[.C3]*[.C4]*7800*[.B1])/360);2)" office:value-type="float" office:value="109.2" calcext:value-type="float">
            <text:p>109.2</text:p>
          </table:table-cell>
          <table:table-cell/>
          <table:table-cell office:value-type="string" calcext:value-type="string">
            <text:p>Sm</text:p>
          </table:table-cell>
          <table:table-cell table:formula="of:=ROUND([.C2]*[.C3]*[.C4]*7800*35;2)" office:value-type="float" office:value="7.64" calcext:value-type="float">
            <text:p>7.64</text:p>
          </table:table-cell>
          <table:table-cell/>
          <table:table-cell table:style-name="ce1" office:value-type="string" calcext:value-type="string">
            <text:p>Sдет</text:p>
          </table:table-cell>
          <table:table-cell table:formula="of:=ROUND([.N55]/0.45;2)" office:value-type="float" office:value="16.98" calcext:value-type="float">
            <text:p>16.98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maxтек</text:p>
          </table:table-cell>
          <table:table-cell table:formula="of:=ROUND([.K55]*350*40;0)" office:value-type="float" office:value="1528800" calcext:value-type="float">
            <text:p>1528800</text:p>
          </table:table-cell>
          <table:table-cell/>
          <table:table-cell office:value-type="string" calcext:value-type="string">
            <text:p>Sср.сут</text:p>
          </table:table-cell>
          <table:table-cell table:formula="of:=ROUND(([.N55]*[.B1])/(0.45*360);0)" office:value-type="float" office:value="8489" calcext:value-type="float">
            <text:p>8489</text:p>
          </table:table-cell>
          <table:table-cell/>
          <table:table-cell table:style-name="ce1" office:value-type="string" calcext:value-type="string">
            <text:p>Нг.п</text:p>
          </table:table-cell>
          <table:table-cell table:formula="of:=ROUND([.Q55]*ROUND([.B1]/365;0)*3;0)" office:value-type="float" office:value="25113" calcext:value-type="float">
            <text:p>25113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средтек</text:p>
          </table:table-cell>
          <table:table-cell table:formula="of:=ROUND([.K56]/2;0)" office:value-type="float" office:value="764400" calcext:value-type="float">
            <text:p>764400</text:p>
          </table:table-cell>
          <table:table-cell/>
          <table:table-cell office:value-type="string" calcext:value-type="string">
            <text:p>Кнз</text:p>
          </table:table-cell>
          <table:table-cell table:formula="of:=0.45+(1-0.45)/2" office:value-type="float" office:value="0.725" calcext:value-type="float">
            <text:p>0.72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страх</text:p>
          </table:table-cell>
          <table:table-cell table:formula="of:=ROUND([.K55]*5*350;0)" office:value-type="float" office:value="191100" calcext:value-type="float">
            <text:p>191100</text:p>
          </table:table-cell>
          <table:table-cell/>
          <table:table-cell office:value-type="string" calcext:value-type="string">
            <text:p>Ннп</text:p>
          </table:table-cell>
          <table:table-cell table:formula="of:=ROUND([.N56]*6*[.N57];0)" office:value-type="float" office:value="36927" calcext:value-type="float">
            <text:p>36927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Нпр.зап.</text:p>
          </table:table-cell>
          <table:table-cell table:formula="of:=[.K58]+[.K57]+0" office:value-type="float" office:value="955500" calcext:value-type="float">
            <text:p>955500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7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Разряд работы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4" office:value-type="string" calcext:value-type="string" table:number-columns-spanned="3" table:number-rows-spanned="1">
            <text:p>Численность рабочих</text:p>
          </table:table-cell>
          <table:covered-table-cell table:number-columns-repeated="2" table:style-name="ce4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office:value-type="string" calcext:value-type="string">
            <text:p>IV</text:p>
          </table:table-cell>
          <table:table-cell table:style-name="ce3" table:formula="of:=[.B6]" office:value-type="float" office:value="2.9" calcext:value-type="float">
            <text:p>2.9</text:p>
          </table:table-cell>
          <table:table-cell table:style-name="ce3" table:formula="of:=[.G2]" office:value-type="float" office:value="8700" calcext:value-type="float">
            <text:p>8700</text:p>
          </table:table-cell>
          <table:table-cell table:style-name="ce4" table:formula="of:=[.N62]/([.K$68]*1.03)" office:value-type="float" office:value="4.96858937749857" calcext:value-type="float" table:number-columns-spanned="2" table:number-rows-spanned="1">
            <text:p>4.96858937749857</text:p>
          </table:table-cell>
          <table:covered-table-cell table:style-name="ce4"/>
          <table:table-cell table:style-name="ce3" table:formula="of:=IF(MOD([.O62];1) &gt; 0.2;ROUNDUP([.O62];0);ROUNDDOWN([.O62];0))" office:value-type="float" office:value="5" calcext:value-type="float">
            <text:p>5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7]" office:value-type="float" office:value="2.9" calcext:value-type="float">
            <text:p>2.9</text:p>
          </table:table-cell>
          <table:table-cell table:style-name="ce3" table:formula="of:=[.G3]" office:value-type="float" office:value="8700" calcext:value-type="float">
            <text:p>8700</text:p>
          </table:table-cell>
          <table:table-cell table:style-name="ce4" table:formula="of:=[.N63]/([.K$68]*1.03)" office:value-type="float" office:value="4.96858937749857" calcext:value-type="float" table:number-columns-spanned="2" table:number-rows-spanned="1">
            <text:p>4.96858937749857</text:p>
          </table:table-cell>
          <table:covered-table-cell table:style-name="ce4"/>
          <table:table-cell table:style-name="ce3" table:formula="of:=IF(MOD([.O63];1) &gt; 0.2;ROUNDUP([.O63];0);ROUNDDOWN([.O63];0))" office:value-type="float" office:value="5" calcext:value-type="float">
            <text:p>5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8]" office:value-type="float" office:value="3.5" calcext:value-type="float">
            <text:p>3.5</text:p>
          </table:table-cell>
          <table:table-cell table:style-name="ce3" table:formula="of:=[.G4]" office:value-type="float" office:value="10500" calcext:value-type="float">
            <text:p>10500</text:p>
          </table:table-cell>
          <table:table-cell table:style-name="ce4" table:formula="of:=[.N64]/([.K$68]*1.03)" office:value-type="float" office:value="5.99657338663621" calcext:value-type="float" table:number-columns-spanned="2" table:number-rows-spanned="1">
            <text:p>5.99657338663621</text:p>
          </table:table-cell>
          <table:covered-table-cell table:style-name="ce4"/>
          <table:table-cell table:style-name="ce3" table:formula="of:=IF(MOD([.O64];1) &gt; 0.2;ROUNDUP([.O64];0);ROUNDDOWN([.O64];0))" office:value-type="float" office:value="6" calcext:value-type="float">
            <text:p>6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9]" office:value-type="float" office:value="2.4" calcext:value-type="float">
            <text:p>2.4</text:p>
          </table:table-cell>
          <table:table-cell table:style-name="ce3" table:formula="of:=[.G5]" office:value-type="float" office:value="7200" calcext:value-type="float">
            <text:p>7200</text:p>
          </table:table-cell>
          <table:table-cell table:style-name="ce4" table:formula="of:=[.N65]/([.K$68]*1.03)" office:value-type="float" office:value="4.11193603655054" calcext:value-type="float" table:number-columns-spanned="2" table:number-rows-spanned="1">
            <text:p>4.11193603655054</text:p>
          </table:table-cell>
          <table:covered-table-cell table:style-name="ce4"/>
          <table:table-cell table:style-name="ce3" table:formula="of:=IF(MOD([.O65];1) &gt; 0.2;ROUNDUP([.O65];0);ROUNDDOWN([.O65];0))" office:value-type="float" office:value="4" calcext:value-type="float">
            <text:p>4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10]" office:value-type="float" office:value="1.1" calcext:value-type="float">
            <text:p>1.1</text:p>
          </table:table-cell>
          <table:table-cell table:style-name="ce3" table:formula="of:=[.G6]" office:value-type="float" office:value="3300" calcext:value-type="float">
            <text:p>3300</text:p>
          </table:table-cell>
          <table:table-cell table:style-name="ce4" table:formula="of:=[.N66]/([.K$68]*1.03)" office:value-type="float" office:value="1.88463735008567" calcext:value-type="float" table:number-columns-spanned="2" table:number-rows-spanned="1">
            <text:p>1.88463735008567</text:p>
          </table:table-cell>
          <table:covered-table-cell table:style-name="ce4"/>
          <table:table-cell table:style-name="ce3" table:formula="of:=IF(MOD([.O66];1) &gt; 0.2;ROUNDUP([.O66];0);ROUNDDOWN([.O66];0))" office:value-type="float" office:value="2" calcext:value-type="float">
            <text:p>2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7" table:number-rows-spanned="1">
            <text:p>ИТОГО</text:p>
          </table:table-cell>
          <table:covered-table-cell table:number-columns-repeated="6" table:style-name="ce4"/>
          <table:table-cell table:style-name="ce3" table:formula="of:=SUM([.Q62:.Q66])" office:value-type="float" office:value="22" calcext:value-type="float">
            <text:p>22</text:p>
          </table:table-cell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Fэф.раб.</text:p>
          </table:table-cell>
          <table:table-cell table:formula="of:=250*8*(1-0.15)" office:value-type="float" office:value="1700" calcext:value-type="float">
            <text:p>1700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8</text:p>
          </table:table-cell>
          <table:table-cell table:number-columns-repeated="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Часовая тарифная ставка</text:p>
          </table:table-cell>
          <table:table-cell table:style-name="ce2" office:value-type="string" calcext:value-type="string">
            <text:p>Фонд ОЗП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B6]" office:value-type="float" office:value="2.9" calcext:value-type="float">
            <text:p>2.9</text:p>
          </table:table-cell>
          <table:table-cell table:style-name="ce3" table:formula="of:=[.G2]" office:value-type="float" office:value="8700" calcext:value-type="float">
            <text:p>87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M72]*[.N72]" office:value-type="float" office:value="243600" calcext:value-type="float">
            <text:p>2436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B7]" office:value-type="float" office:value="2.9" calcext:value-type="float">
            <text:p>2.9</text:p>
          </table:table-cell>
          <table:table-cell table:style-name="ce3" table:formula="of:=[.G3]" office:value-type="float" office:value="8700" calcext:value-type="float">
            <text:p>870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3]*[.N73]" office:value-type="float" office:value="191400" calcext:value-type="float">
            <text:p>1914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B8]" office:value-type="float" office:value="3.5" calcext:value-type="float">
            <text:p>3.5</text:p>
          </table:table-cell>
          <table:table-cell table:style-name="ce3" table:formula="of:=[.G4]" office:value-type="float" office:value="10500" calcext:value-type="float">
            <text:p>1050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4]*[.N74]" office:value-type="float" office:value="367500" calcext:value-type="float">
            <text:p>3675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B9]" office:value-type="float" office:value="2.4" calcext:value-type="float">
            <text:p>2.4</text:p>
          </table:table-cell>
          <table:table-cell table:style-name="ce3" table:formula="of:=[.G5]" office:value-type="float" office:value="7200" calcext:value-type="float">
            <text:p>720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5]*[.N75]" office:value-type="float" office:value="252000" calcext:value-type="float">
            <text:p>2520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B10]" office:value-type="float" office:value="1.1" calcext:value-type="float">
            <text:p>1.1</text:p>
          </table:table-cell>
          <table:table-cell table:style-name="ce3" table:formula="of:=[.G6]" office:value-type="float" office:value="3300" calcext:value-type="float">
            <text:p>330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6]*[.N76]" office:value-type="float" office:value="72600" calcext:value-type="float">
            <text:p>726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72:.O76])" office:value-type="float" office:value="1127100" calcext:value-type="float">
            <text:p>1127100</text:p>
          </table:table-cell>
          <table:table-cell table:number-columns-repeated="2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Пм</text:p>
          </table:table-cell>
          <table:table-cell table:formula="of:=ROUND([.N55]/350;3)" office:value-type="float" office:value="0.022" calcext:value-type="float">
            <text:p>0.022</text:p>
          </table:table-cell>
          <table:table-cell/>
          <table:table-cell office:value-type="string" calcext:value-type="string">
            <text:p>Крсо</text:p>
          </table:table-cell>
          <table:table-cell table:formula="of:=ROUND(((SUM([.O39:.O43])+180000+450000+90000)/[.O77])*100;2)" office:value-type="float" office:value="104.04" calcext:value-type="float">
            <text:p>104.04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Sотх.возвр</text:p>
          </table:table-cell>
          <table:table-cell table:formula="of:=ROUND([.K79]*(1-[.B5])*([.B24]/1000);2)" office:value-type="float" office:value="0.01" calcext:value-type="float">
            <text:p>0.01</text:p>
          </table:table-cell>
          <table:table-cell/>
          <table:table-cell office:value-type="string" calcext:value-type="string">
            <text:p>Sрсо</text:p>
          </table:table-cell>
          <table:table-cell table:formula="of:=ROUND(([.N79]*[.K86])/100;2)" office:value-type="float" office:value="6.5" calcext:value-type="float">
            <text:p>6.5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 office:value-type="string" calcext:value-type="string">
            <text:p>Зосн.i</text:p>
          </table:table-cell>
          <table:table-cell table:style-name="ce2" table:formula="of:=ROUND(([.L72]*[.N72])/60;2)" office:value-type="float" office:value="1.35" calcext:value-type="float">
            <text:p>1.35</text:p>
          </table:table-cell>
          <table:table-cell/>
          <table:table-cell office:value-type="string" calcext:value-type="string">
            <text:p>Кцнр</text:p>
          </table:table-cell>
          <table:table-cell table:formula="of:=ROUND((([.O44]+98000+580000*1.15+(580000*1.15)*0.3+36000)/[.O77])*100;2)" office:value-type="float" office:value="94.12" calcext:value-type="float">
            <text:p>94.12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3]*[.N73])/60;2)" office:value-type="float" office:value="1.06" calcext:value-type="float">
            <text:p>1.06</text:p>
          </table:table-cell>
          <table:table-cell/>
          <table:table-cell office:value-type="string" calcext:value-type="string">
            <text:p>Sцнр</text:p>
          </table:table-cell>
          <table:table-cell table:formula="of:=ROUND(([.N81]*[.K86])/100;2)" office:value-type="float" office:value="5.88" calcext:value-type="float">
            <text:p>5.88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4]*[.N74])/60;2)" office:value-type="float" office:value="2.04" calcext:value-type="float">
            <text:p>2.04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5]*[.N75])/60;2)" office:value-type="float" office:value="1.4" calcext:value-type="float">
            <text:p>1.4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2"/>
          <table:table-cell table:style-name="ce2" table:formula="of:=ROUND(([.L76]*[.N76])/60;2)" office:value-type="float" office:value="0.4" calcext:value-type="float">
            <text:p>0.4</text:p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9"/>
          <table:table-cell table:style-name="ce1" office:value-type="string" calcext:value-type="string">
            <text:p>Зосн.</text:p>
          </table:table-cell>
          <table:table-cell table:style-name="ce5" table:formula="of:=SUM([.K81:.K85])" office:value-type="float" office:value="6.25" calcext:value-type="float">
            <text:p>6.25</text:p>
          </table:table-cell>
          <table:table-cell table:number-columns-repeated="6"/>
          <table:table-cell table:style-name="Default" table:number-columns-repeated="16367"/>
        </table:table-row>
        <table:table-row table:style-name="ro1" table:number-rows-repeated="1048489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</table:table>
      <table:table table:name="Лист3" table:style-name="ta4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Default"/>
        <table:table-column table:style-name="co10" table:default-cell-style-name="ce1"/>
        <table:table-column table:style-name="co2" table:default-cell-style-name="Default"/>
        <table:table-column table:style-name="co2" table:number-columns-repeated="16366"/>
        <table:table-row table:style-name="ro1">
          <table:table-cell office:value-type="string" calcext:value-type="string">
            <text:p>Годовая программа выпуска</text:p>
          </table:table-cell>
          <table:table-cell table:style-name="ce1" office:value-type="float" office:value="210000" calcext:value-type="float">
            <text:p>210000</text:p>
          </table:table-cell>
          <table:table-cell table:number-columns-repeated="3"/>
          <table:table-cell office:value-type="string" calcext:value-type="string">
            <text:p>Fэф</text:p>
          </table:table-cell>
          <table:table-cell table:formula="of:=[.B13]*[.B14]*[.B15]*(1-[.B16])" office:value-type="float" office:value="3760" calcext:value-type="float">
            <text:p>3760</text:p>
          </table:table-cell>
          <table:table-cell table:number-columns-repeated="2"/>
          <table:table-cell table:style-name="ce1" office:value-type="string" calcext:value-type="string">
            <text:p>Таблица 1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Размеры заготовки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Тгод фрезер</text:p>
          </table:table-cell>
          <table:table-cell table:formula="of:=ROUND([.B$1]*[.B6]/60;0)" office:value-type="float" office:value="7700" calcext:value-type="float">
            <text:p>7700</text:p>
          </table:table-cell>
          <table:table-cell table:number-columns-repeated="2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Год. Объем производства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Кол-во ед. обор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table:formula="of:=[.C2]*[.C3]*[.C4]*[.B23]" office:value-type="float" office:value="0.0585" calcext:value-type="float">
            <text:p>0.0585</text:p>
          </table:table-cell>
          <table:table-cell/>
          <table:table-cell office:value-type="string" calcext:value-type="string">
            <text:p>Тгод сверл</text:p>
          </table:table-cell>
          <table:table-cell table:formula="of:=ROUND([.B$1]*[.B7]/60;0)" office:value-type="float" office:value="10500" calcext:value-type="float">
            <text:p>1050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B6]" office:value-type="float" office:value="2.2" calcext:value-type="float">
            <text:p>2.2</text:p>
          </table:table-cell>
          <table:table-cell table:style-name="ce3" table:formula="of:=[.B$1]" office:value-type="float" office:value="210000" calcext:value-type="float">
            <text:p>210000</text:p>
          </table:table-cell>
          <table:table-cell table:style-name="ce3" table:formula="of:=[.G2]" office:value-type="float" office:value="7700" calcext:value-type="float">
            <text:p>7700</text:p>
          </table:table-cell>
          <table:table-cell table:style-name="ce3" table:formula="of:=[.H8]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Тгод расточка</text:p>
          </table:table-cell>
          <table:table-cell table:formula="of:=ROUND([.B$1]*[.B8]/60;0)" office:value-type="float" office:value="5600" calcext:value-type="float">
            <text:p>560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B7]" office:value-type="float" office:value="3" calcext:value-type="float">
            <text:p>3</text:p>
          </table:table-cell>
          <table:table-cell table:style-name="ce3" table:formula="of:=[.B$1]" office:value-type="float" office:value="210000" calcext:value-type="float">
            <text:p>210000</text:p>
          </table:table-cell>
          <table:table-cell table:style-name="ce3" table:formula="of:=[.G3]" office:value-type="float" office:value="10500" calcext:value-type="float">
            <text:p>10500</text:p>
          </table:table-cell>
          <table:table-cell table:style-name="ce3" table:formula="of:=[.H9]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Коэффициент использования металла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Тгод шлиф</text:p>
          </table:table-cell>
          <table:table-cell table:formula="of:=ROUND([.B$1]*[.B9]/60;0)" office:value-type="float" office:value="7000" calcext:value-type="float">
            <text:p>700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B8]" office:value-type="float" office:value="1.6" calcext:value-type="float">
            <text:p>1.6</text:p>
          </table:table-cell>
          <table:table-cell table:style-name="ce3" table:formula="of:=[.B$1]" office:value-type="float" office:value="210000" calcext:value-type="float">
            <text:p>210000</text:p>
          </table:table-cell>
          <table:table-cell table:style-name="ce3" table:formula="of:=[.G4]" office:value-type="float" office:value="5600" calcext:value-type="float">
            <text:p>5600</text:p>
          </table:table-cell>
          <table:table-cell table:style-name="ce3" table:formula="of:=[.H10]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Фрезерование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3"/>
          <table:table-cell office:value-type="string" calcext:value-type="string">
            <text:p>Тгод токар</text:p>
          </table:table-cell>
          <table:table-cell table:formula="of:=ROUND([.B$1]*[.B10]/60;0)" office:value-type="float" office:value="7350" calcext:value-type="float">
            <text:p>735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B9]" office:value-type="float" office:value="2" calcext:value-type="float">
            <text:p>2</text:p>
          </table:table-cell>
          <table:table-cell table:style-name="ce3" table:formula="of:=[.B$1]" office:value-type="float" office:value="210000" calcext:value-type="float">
            <text:p>210000</text:p>
          </table:table-cell>
          <table:table-cell table:style-name="ce3" table:formula="of:=[.G5]" office:value-type="float" office:value="7000" calcext:value-type="float">
            <text:p>7000</text:p>
          </table:table-cell>
          <table:table-cell table:style-name="ce3" table:formula="of:=[.H11]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Сверление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B10]" office:value-type="float" office:value="2.1" calcext:value-type="float">
            <text:p>2.1</text:p>
          </table:table-cell>
          <table:table-cell table:style-name="ce3" table:formula="of:=[.B$1]" office:value-type="float" office:value="210000" calcext:value-type="float">
            <text:p>210000</text:p>
          </table:table-cell>
          <table:table-cell table:style-name="ce3" table:formula="of:=[.G6]" office:value-type="float" office:value="7350" calcext:value-type="float">
            <text:p>7350</text:p>
          </table:table-cell>
          <table:table-cell table:style-name="ce3" table:formula="of:=[.H12]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Расточка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C фрезер</text:p>
          </table:table-cell>
          <table:table-cell table:formula="of:=[.G2]/[.G$1]" office:value-type="float" office:value="2.04787234042553" calcext:value-type="float">
            <text:p>2.04787234042553</text:p>
          </table:table-cell>
          <table:table-cell table:style-name="ce1" table:formula="of:=IF(MOD([.G2]/[.G$1];1) &gt; 0.15;ROUNDUP([.G8];0);ROUNDDOWN([.G8];0))" office:value-type="float" office:value="2" calcext:value-type="float">
            <text:p>2</text:p>
          </table:table-cell>
          <table:table-cell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:.O7])" office:value-type="float" office:value="11" calcext:value-type="float">
            <text:p>11</text:p>
          </table:table-cell>
          <table:table-cell table:style-name="ce8" office:value-type="string" calcext:value-type="string">
            <text:p>П1 Т1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Шлифование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 сверл</text:p>
          </table:table-cell>
          <table:table-cell table:formula="of:=[.G3]/[.G$1]" office:value-type="float" office:value="2.79255319148936" calcext:value-type="float">
            <text:p>2.79255319148936</text:p>
          </table:table-cell>
          <table:table-cell table:style-name="ce1" table:formula="of:=IF(MOD([.G3]/[.G$1];1) &gt; 0.15;ROUNDUP([.G9];0);ROUNDDOWN([.G9];0))"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Токарный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3"/>
          <table:table-cell office:value-type="string" calcext:value-type="string">
            <text:p>C расточка</text:p>
          </table:table-cell>
          <table:table-cell table:formula="of:=[.G4]/[.G$1]" office:value-type="float" office:value="1.48936170212766" calcext:value-type="float">
            <text:p>1.48936170212766</text:p>
          </table:table-cell>
          <table:table-cell table:style-name="ce1" table:formula="of:=IF(MOD([.G4]/[.G$1];1) &gt; 0.15;ROUNDUP([.G10];0);ROUNDDOWN([.G10];0)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Таблица 2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C шлиф</text:p>
          </table:table-cell>
          <table:table-cell table:formula="of:=[.G5]/[.G$1]" office:value-type="float" office:value="1.86170212765957" calcext:value-type="float">
            <text:p>1.86170212765957</text:p>
          </table:table-cell>
          <table:table-cell table:style-name="ce1" table:formula="of:=IF(MOD([.G5]/[.G$1];1) &gt; 0.15;ROUNDUP([.G11];0);ROUNDDOWN([.G11];0)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Цена за ед. обор.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бщая стоимость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Приложения</text:p>
          </table:table-cell>
          <table:table-cell table:number-columns-repeated="4"/>
          <table:table-cell office:value-type="string" calcext:value-type="string">
            <text:p>C токар</text:p>
          </table:table-cell>
          <table:table-cell table:formula="of:=[.G6]/[.G$1]" office:value-type="float" office:value="1.95478723404255" calcext:value-type="float">
            <text:p>1.95478723404255</text:p>
          </table:table-cell>
          <table:table-cell table:style-name="ce1" table:formula="of:=IF(MOD([.G6]/[.G$1];1) &gt; 0.15;ROUNDUP([.G12];0);ROUNDDOWN([.G12];0))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office:value-type="float" office:value="239800" calcext:value-type="float">
            <text:p>239800</text:p>
          </table:table-cell>
          <table:table-cell table:style-name="ce3" table:formula="of:=[.O3]" office:value-type="float" office:value="2" calcext:value-type="float">
            <text:p>2</text:p>
          </table:table-cell>
          <table:table-cell table:style-name="ce3" table:formula="of:=[.M12]*[.L12]" office:value-type="float" office:value="479600" calcext:value-type="float">
            <text:p>479600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Рабочих дней в году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office:value-type="float" office:value="186500" calcext:value-type="float">
            <text:p>186500</text:p>
          </table:table-cell>
          <table:table-cell table:style-name="ce3" table:formula="of:=[.O4]" office:value-type="float" office:value="3" calcext:value-type="float">
            <text:p>3</text:p>
          </table:table-cell>
          <table:table-cell table:style-name="ce3" table:formula="of:=[.M13]*[.L13]" office:value-type="float" office:value="559500" calcext:value-type="float">
            <text:p>559500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Сменность работы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office:value-type="float" office:value="166900" calcext:value-type="float">
            <text:p>166900</text:p>
          </table:table-cell>
          <table:table-cell table:style-name="ce3" table:formula="of:=[.O5]" office:value-type="float" office:value="2" calcext:value-type="float">
            <text:p>2</text:p>
          </table:table-cell>
          <table:table-cell table:style-name="ce3" table:formula="of:=[.M14]*[.L14]" office:value-type="float" office:value="333800" calcext:value-type="float">
            <text:p>333800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Продолжительность смены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office:value-type="float" office:value="151000" calcext:value-type="float">
            <text:p>151000</text:p>
          </table:table-cell>
          <table:table-cell table:style-name="ce3" table:formula="of:=[.O6]" office:value-type="float" office:value="2" calcext:value-type="float">
            <text:p>2</text:p>
          </table:table-cell>
          <table:table-cell table:style-name="ce3" table:formula="of:=[.M15]*[.L15]" office:value-type="float" office:value="302000" calcext:value-type="float">
            <text:p>302000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Плановый простой оборудования за год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office:value-type="float" office:value="181500" calcext:value-type="float">
            <text:p>181500</text:p>
          </table:table-cell>
          <table:table-cell table:style-name="ce3" table:formula="of:=[.O7]" office:value-type="float" office:value="2" calcext:value-type="float">
            <text:p>2</text:p>
          </table:table-cell>
          <table:table-cell table:style-name="ce3" table:formula="of:=[.M16]*[.L16]" office:value-type="float" office:value="363000" calcext:value-type="float">
            <text:p>363000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Плановые потери рабочего времени в год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7"/>
          <table:table-cell table:style-name="ce4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4"/>
          <table:table-cell table:style-name="ce2" table:formula="of:=SUM([.N12:.N16])" office:value-type="float" office:value="2037900" calcext:value-type="float">
            <text:p>2037900</text:p>
          </table:table-cell>
          <table:table-cell table:style-name="ce8" office:value-type="string" calcext:value-type="string">
            <text:p>П2 Т1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Средний % выполнения норм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Поставка сырья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7"/>
          <table:table-cell table:style-name="ce1" office:value-type="string" calcext:value-type="string">
            <text:p>Таблица 3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Площадь</text:p>
          </table:table-cell>
          <table:covered-table-cell table:style-name="ce4"/>
          <table:table-cell table:number-columns-repeated="4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Длительность производственного цикла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7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Кол-во ед. обор.</text:p>
          </table:table-cell>
          <table:table-cell table:style-name="ce2" office:value-type="string" calcext:value-type="string">
            <text:p>Основная</text:p>
          </table:table-cell>
          <table:table-cell table:style-name="ce2" office:value-type="string" calcext:value-type="string">
            <text:p>Дополнительная</text:p>
          </table:table-cell>
          <table:table-cell table:style-name="ce2" office:value-type="string" calcext:value-type="string">
            <text:p>Общая площадь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Периодичность отгрузки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table:formula="of:=[.A6]" office:value-type="string" office:string-value="Фрезерование" calcext:value-type="string">
            <text:p>Фрезерование</text:p>
          </table:table-cell>
          <table:table-cell table:style-name="ce3" table:formula="of:=[.O3]" office:value-type="float" office:value="2" calcext:value-type="float">
            <text:p>2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([.M21]+[.N21])*[.L21]" office:value-type="float" office:value="23.4" calcext:value-type="float">
            <text:p>23.4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Цена материала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[.A7]" office:value-type="string" office:string-value="Сверление" calcext:value-type="string">
            <text:p>Сверление</text:p>
          </table:table-cell>
          <table:table-cell table:style-name="ce3" table:formula="of:=[.O4]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([.M22]+[.N22])*[.L22]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Плотность материала</text:p>
          </table:table-cell>
          <table:table-cell table:style-name="ce1" office:value-type="float" office:value="7800" calcext:value-type="float">
            <text:p>7800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[.A8]" office:value-type="string" office:string-value="Расточка" calcext:value-type="string">
            <text:p>Расточка</text:p>
          </table:table-cell>
          <table:table-cell table:style-name="ce3" table:formula="of:=[.O5]" office:value-type="float" office:value="2" calcext:value-type="float">
            <text:p>2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([.M23]+[.N23])*[.L23]" office:value-type="float" office:value="100.6" calcext:value-type="float">
            <text:p>100.6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Цена реализации отходов 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table:formula="of:=[.A9]" office:value-type="string" office:string-value="Шлифование" calcext:value-type="string">
            <text:p>Шлифование</text:p>
          </table:table-cell>
          <table:table-cell table:style-name="ce3" table:formula="of:=[.O6]" office:value-type="float" office:value="2" calcext:value-type="float">
            <text:p>2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M24]+[.N24])*[.L24]" office:value-type="float" office:value="29.6" calcext:value-type="float">
            <text:p>29.6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Удельный вес стоимости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[.A10]" office:value-type="string" office:string-value="Токарный" calcext:value-type="string">
            <text:p>Токарный</text:p>
          </table:table-cell>
          <table:table-cell table:style-name="ce3" table:formula="of:=[.O7]" office:value-type="float" office:value="2" calcext:value-type="float">
            <text:p>2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([.M25]+[.N25])*[.L25]" office:value-type="float" office:value="47.2" calcext:value-type="float">
            <text:p>47.2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office:value-type="string" calcext:value-type="string">
            <text:p>Стоимость 1м2 площади</text:p>
          </table:table-cell>
          <table:table-cell table:style-name="ce1" office:value-type="float" office:value="9400" calcext:value-type="float">
            <text:p>9400</text:p>
          </table:table-cell>
          <table:table-cell table:number-columns-repeated="7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21:.O25])" office:value-type="float" office:value="215.8" calcext:value-type="float">
            <text:p>215.8</text:p>
          </table:table-cell>
          <table:table-cell table:style-name="ce1" table:formula="of:=([.O26]*9400)" office:value-type="float" office:value="2028520" calcext:value-type="float">
            <text:p>2028520</text:p>
          </table:table-cell>
          <table:table-cell table:style-name="ce8" office:value-type="string" calcext:value-type="string">
            <text:p>П3 Т10</text:p>
          </table:table-cell>
          <table:table-cell/>
          <table:table-cell table:style-name="Default" table:number-columns-repeated="16366"/>
        </table:table-row>
        <table:table-row table:style-name="ro1">
          <table:table-cell office:value-type="string" calcext:value-type="string">
            <text:p>Дополнительная зп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6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Начисления на зп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7"/>
          <table:table-cell table:style-name="ce1" office:value-type="string" calcext:value-type="string">
            <text:p>Таблица 4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Годовая норма амортизации оборудоования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Группа</text:p>
          </table:table-cell>
          <table:table-cell table:style-name="ce2" office:value-type="string" calcext:value-type="string">
            <text:p>Стоимость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 office:value-type="string" calcext:value-type="string">
            <text:p>Годовая норма амортизации здания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Здание</text:p>
          </table:table-cell>
          <table:table-cell table:style-name="ce3" table:formula="of:=[.O$26]*[.B26]" office:value-type="float" office:value="2028520" calcext:value-type="float">
            <text:p>2028520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Рабочие машины</text:p>
          </table:table-cell>
          <table:table-cell table:style-name="ce3" table:formula="of:=[.N17]" office:value-type="float" office:value="2037900" calcext:value-type="float">
            <text:p>2037900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Транспорт</text:p>
          </table:table-cell>
          <table:table-cell table:style-name="ce3" table:formula="of:=[.L31]*0.1" office:value-type="float" office:value="203790" calcext:value-type="float">
            <text:p>203790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Производственный инвентарь</text:p>
          </table:table-cell>
          <table:table-cell table:style-name="ce3" table:formula="of:=[.L31]*0.04" office:value-type="float" office:value="81516" calcext:value-type="float">
            <text:p>81516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Инструменты</text:p>
          </table:table-cell>
          <table:table-cell table:style-name="ce3" table:formula="of:=[.L31]*0.04" office:value-type="float" office:value="81516" calcext:value-type="float">
            <text:p>81516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Итого</text:p>
          </table:table-cell>
          <table:covered-table-cell table:style-name="ce4"/>
          <table:table-cell table:style-name="ce3" table:formula="of:=SUM([.L30:.L34])" office:value-type="float" office:value="4433242" calcext:value-type="float">
            <text:p>4433242</text:p>
          </table:table-cell>
          <table:table-cell table:style-name="ce8" office:value-type="string" calcext:value-type="string">
            <text:p>П4. Т1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5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фондов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Норма амортиз</text:p>
          </table:table-cell>
          <table:table-cell table:style-name="ce2" office:value-type="string" calcext:value-type="string">
            <text:p>Сумма амортиз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21]" office:value-type="float" office:value="2" calcext:value-type="float">
            <text:p>2</text:p>
          </table:table-cell>
          <table:table-cell table:style-name="ce3" table:formula="of:=[.N12]" office:value-type="float" office:value="479600" calcext:value-type="float">
            <text:p>4796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39]*[.N39];0)" office:value-type="float" office:value="95920" calcext:value-type="float">
            <text:p>9592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22]" office:value-type="float" office:value="3" calcext:value-type="float">
            <text:p>3</text:p>
          </table:table-cell>
          <table:table-cell table:style-name="ce3" table:formula="of:=[.N13]" office:value-type="float" office:value="559500" calcext:value-type="float">
            <text:p>5595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0]*[.N40];0)" office:value-type="float" office:value="111900" calcext:value-type="float">
            <text:p>1119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23]" office:value-type="float" office:value="2" calcext:value-type="float">
            <text:p>2</text:p>
          </table:table-cell>
          <table:table-cell table:style-name="ce3" table:formula="of:=[.N14]" office:value-type="float" office:value="333800" calcext:value-type="float">
            <text:p>3338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1]*[.N41];0)" office:value-type="float" office:value="66760" calcext:value-type="float">
            <text:p>6676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24]" office:value-type="float" office:value="2" calcext:value-type="float">
            <text:p>2</text:p>
          </table:table-cell>
          <table:table-cell table:style-name="ce3" table:formula="of:=[.N15]" office:value-type="float" office:value="302000" calcext:value-type="float">
            <text:p>302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2]*[.N42];0)" office:value-type="float" office:value="60400" calcext:value-type="float">
            <text:p>604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25]" office:value-type="float" office:value="2" calcext:value-type="float">
            <text:p>2</text:p>
          </table:table-cell>
          <table:table-cell table:style-name="ce3" table:formula="of:=[.N16]" office:value-type="float" office:value="363000" calcext:value-type="float">
            <text:p>36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ROUND([.M43]*[.N43];0)" office:value-type="float" office:value="72600" calcext:value-type="float">
            <text:p>726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Здание</text:p>
          </table:table-cell>
          <table:table-cell table:style-name="ce3"/>
          <table:table-cell table:style-name="ce3" table:formula="of:=[.L30]" office:value-type="float" office:value="2028520" calcext:value-type="float">
            <text:p>2028520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table:formula="of:=ROUND([.M44]*[.N44];0)" office:value-type="float" office:value="50713" calcext:value-type="float">
            <text:p>50713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39:.O44])" office:value-type="float" office:value="458293" calcext:value-type="float">
            <text:p>458293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6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Мощность</text:p>
          </table:table-cell>
          <table:table-cell table:style-name="ce2" office:value-type="string" calcext:value-type="string">
            <text:p>Коэфф. Загрузки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L39]" office:value-type="float" office:value="2" calcext:value-type="float">
            <text:p>2</text:p>
          </table:table-cell>
          <table:table-cell table:style-name="ce3" table:formula="of:=ROUND([.G$1]*[.L49]*[.B$18]/([.B6]/60);0)" office:value-type="float" office:value="211244" calcext:value-type="float">
            <text:p>211244</text:p>
          </table:table-cell>
          <table:table-cell table:style-name="ce3" table:formula="of:=ROUND([.N3]/([.G$1]*[.L49]*[.B$18]);2)" office:value-type="float" office:value="0.99" calcext:value-type="float">
            <text:p>0.99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L40]" office:value-type="float" office:value="3" calcext:value-type="float">
            <text:p>3</text:p>
          </table:table-cell>
          <table:table-cell table:style-name="ce3" table:formula="of:=ROUND([.G$1]*[.L50]*[.B$18]/([.B7]/60);0)" office:value-type="float" office:value="232368" calcext:value-type="float">
            <text:p>232368</text:p>
          </table:table-cell>
          <table:table-cell table:style-name="ce3" table:formula="of:=ROUND([.N4]/([.G$1]*[.L50]*[.B$18]);2)"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L41]" office:value-type="float" office:value="2" calcext:value-type="float">
            <text:p>2</text:p>
          </table:table-cell>
          <table:table-cell table:style-name="ce3" table:formula="of:=ROUND([.G$1]*[.L51]*[.B$18]/([.B8]/60);0)" office:value-type="float" office:value="290460" calcext:value-type="float">
            <text:p>290460</text:p>
          </table:table-cell>
          <table:table-cell table:style-name="ce3" table:formula="of:=ROUND([.N5]/([.G$1]*[.L51]*[.B$18]);2)" office:value-type="float" office:value="0.72" calcext:value-type="float">
            <text:p>0.72</text:p>
          </table:table-cell>
          <table:table-cell table:style-name="ce8" office:value-type="string" calcext:value-type="string">
            <text:p>П5 Т10 (наиб,)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L42]" office:value-type="float" office:value="2" calcext:value-type="float">
            <text:p>2</text:p>
          </table:table-cell>
          <table:table-cell table:style-name="ce3" table:formula="of:=ROUND([.G$1]*[.L52]*[.B$18]/([.B9]/60);0)" office:value-type="float" office:value="232368" calcext:value-type="float">
            <text:p>232368</text:p>
          </table:table-cell>
          <table:table-cell table:style-name="ce3" table:formula="of:=ROUND([.N6]/([.G$1]*[.L52]*[.B$18]);2)"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L43]" office:value-type="float" office:value="2" calcext:value-type="float">
            <text:p>2</text:p>
          </table:table-cell>
          <table:table-cell table:style-name="ce3" table:formula="of:=ROUND([.G$1]*[.L53]*[.B$18]/([.B10]/60);0)" office:value-type="float" office:value="221303" calcext:value-type="float">
            <text:p>221303</text:p>
          </table:table-cell>
          <table:table-cell table:style-name="ce3" table:formula="of:=ROUND([.N7]/([.G$1]*[.L53]*[.B$18]);2)" office:value-type="float" office:value="0.95" calcext:value-type="float">
            <text:p>0.95</text:p>
          </table:table-cell>
          <table:table-cell table:style-name="ce8"/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4"/>
          <table:table-cell table:style-name="ce8" office:value-type="string" calcext:value-type="string">
            <text:p>П6 Т10- все меньше 1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Gсут</text:p>
          </table:table-cell>
          <table:table-cell table:formula="of:=ROUND((([.C2]*[.C3]*[.C4]*7800*[.B1])/360);2)" office:value-type="float" office:value="34.13" calcext:value-type="float">
            <text:p>34.13</text:p>
          </table:table-cell>
          <table:table-cell/>
          <table:table-cell office:value-type="string" calcext:value-type="string">
            <text:p>Sm</text:p>
          </table:table-cell>
          <table:table-cell table:formula="of:=ROUND([.C2]*[.C3]*[.C4]*7800*350;2)" office:value-type="float" office:value="20.48" calcext:value-type="float">
            <text:p>20.48</text:p>
          </table:table-cell>
          <table:table-cell table:style-name="ce8" office:value-type="string" calcext:value-type="string">
            <text:p>П1 Т9</text:p>
          </table:table-cell>
          <table:table-cell table:style-name="ce1" office:value-type="string" calcext:value-type="string">
            <text:p>Sдет</text:p>
          </table:table-cell>
          <table:table-cell table:formula="of:=ROUND([.N55]/0.45;2)" office:value-type="float" office:value="45.51" calcext:value-type="float">
            <text:p>45.51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Зmaxтек</text:p>
          </table:table-cell>
          <table:table-cell table:formula="of:=ROUND([.K55]*35*350;0)" office:value-type="float" office:value="418093" calcext:value-type="float">
            <text:p>418093</text:p>
          </table:table-cell>
          <table:table-cell/>
          <table:table-cell office:value-type="string" calcext:value-type="string">
            <text:p>Sср.сут</text:p>
          </table:table-cell>
          <table:table-cell table:formula="of:=ROUND(([.N55]*[.B1])/(0.45*360);0)" office:value-type="float" office:value="26548" calcext:value-type="float">
            <text:p>26548</text:p>
          </table:table-cell>
          <table:table-cell/>
          <table:table-cell table:style-name="ce1" office:value-type="string" calcext:value-type="string">
            <text:p>Нг.п</text:p>
          </table:table-cell>
          <table:table-cell table:formula="of:=ROUND([.Q55]*ROUND([.B1]/365;0)*3;0)" office:value-type="float" office:value="78505" calcext:value-type="float">
            <text:p>78505</text:p>
          </table:table-cell>
          <table:table-cell table:style-name="ce8" office:value-type="string" calcext:value-type="string">
            <text:p>П9 Т10</text:p>
          </table:table-cell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Зсредтек</text:p>
          </table:table-cell>
          <table:table-cell table:formula="of:=ROUND([.K56]/2;0)" office:value-type="float" office:value="209047" calcext:value-type="float">
            <text:p>209047</text:p>
          </table:table-cell>
          <table:table-cell/>
          <table:table-cell office:value-type="string" calcext:value-type="string">
            <text:p>Кнз</text:p>
          </table:table-cell>
          <table:table-cell table:formula="of:=0.45+(1-0.45)/2" office:value-type="float" office:value="0.725" calcext:value-type="float">
            <text:p>0.725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Зстрах</text:p>
          </table:table-cell>
          <table:table-cell table:formula="of:=ROUND([.K55]*5*350;0)" office:value-type="float" office:value="59728" calcext:value-type="float">
            <text:p>59728</text:p>
          </table:table-cell>
          <table:table-cell/>
          <table:table-cell office:value-type="string" calcext:value-type="string">
            <text:p>Ннп</text:p>
          </table:table-cell>
          <table:table-cell table:formula="of:=ROUND([.N56]*6*[.N57];0)" office:value-type="float" office:value="115484" calcext:value-type="float">
            <text:p>115484</text:p>
          </table:table-cell>
          <table:table-cell table:style-name="ce8" office:value-type="string" calcext:value-type="string">
            <text:p>П8 Т1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Нпр.зап.</text:p>
          </table:table-cell>
          <table:table-cell table:formula="of:=[.K58]+[.K57]+0" office:value-type="float" office:value="268775" calcext:value-type="float">
            <text:p>268775</text:p>
          </table:table-cell>
          <table:table-cell table:style-name="ce8" office:value-type="string" calcext:value-type="string">
            <text:p>П7 Т10</text:p>
          </table:table-cell>
          <table:table-cell table:formula="of:=ROUND(([.N55]*0.08);2)" office:value-type="float" office:value="1.64" calcext:value-type="float">
            <text:p>1.64</text:p>
          </table:table-cell>
          <table:table-cell table:style-name="ce8" office:value-type="string" calcext:value-type="string">
            <text:p>П3 Т9</text:p>
          </table:table-cell>
          <table:table-cell table:formula="of:=[.K59]+[.N58]+[.Q56]" office:value-type="float" office:value="462764" calcext:value-type="float">
            <text:p>462764</text:p>
          </table:table-cell>
          <table:table-cell table:style-name="ce8" office:value-type="string" calcext:value-type="string">
            <text:p>П10 Т1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7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Разряд работы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4" office:value-type="string" calcext:value-type="string" table:number-columns-spanned="3" table:number-rows-spanned="1">
            <text:p>Численность рабочих</text:p>
          </table:table-cell>
          <table:covered-table-cell table:number-columns-repeated="2" table:style-name="ce4"/>
          <table:table-cell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office:value-type="string" calcext:value-type="string">
            <text:p>IV</text:p>
          </table:table-cell>
          <table:table-cell table:style-name="ce3" table:formula="of:=[.B6]" office:value-type="float" office:value="2.2" calcext:value-type="float">
            <text:p>2.2</text:p>
          </table:table-cell>
          <table:table-cell table:style-name="ce3" table:formula="of:=[.G2]" office:value-type="float" office:value="7700" calcext:value-type="float">
            <text:p>7700</text:p>
          </table:table-cell>
          <table:table-cell table:style-name="ce4" table:formula="of:=[.N62]/([.K$68]*1.03)" office:value-type="float" office:value="4.39748715019989" calcext:value-type="float" table:number-columns-spanned="2" table:number-rows-spanned="1">
            <text:p>4.39748715019989</text:p>
          </table:table-cell>
          <table:covered-table-cell table:style-name="ce4"/>
          <table:table-cell table:style-name="ce3" table:formula="of:=IF(MOD([.O62];1) &gt; 0.2;ROUNDUP([.O62];0);ROUNDDOWN([.O62];0))" office:value-type="float" office:value="5" calcext:value-type="float">
            <text:p>5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7]" office:value-type="float" office:value="3" calcext:value-type="float">
            <text:p>3</text:p>
          </table:table-cell>
          <table:table-cell table:style-name="ce3" table:formula="of:=[.G3]" office:value-type="float" office:value="10500" calcext:value-type="float">
            <text:p>10500</text:p>
          </table:table-cell>
          <table:table-cell table:style-name="ce4" table:formula="of:=[.N63]/([.K$68]*1.03)" office:value-type="float" office:value="5.99657338663621" calcext:value-type="float" table:number-columns-spanned="2" table:number-rows-spanned="1">
            <text:p>5.99657338663621</text:p>
          </table:table-cell>
          <table:covered-table-cell table:style-name="ce4"/>
          <table:table-cell table:style-name="ce3" table:formula="of:=IF(MOD([.O63];1) &gt; 0.2;ROUNDUP([.O63];0);ROUNDDOWN([.O63];0))" office:value-type="float" office:value="6" calcext:value-type="float">
            <text:p>6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8]" office:value-type="float" office:value="1.6" calcext:value-type="float">
            <text:p>1.6</text:p>
          </table:table-cell>
          <table:table-cell table:style-name="ce3" table:formula="of:=[.G4]" office:value-type="float" office:value="5600" calcext:value-type="float">
            <text:p>5600</text:p>
          </table:table-cell>
          <table:table-cell table:style-name="ce4" table:formula="of:=[.N64]/([.K$68]*1.03)" office:value-type="float" office:value="3.19817247287264" calcext:value-type="float" table:number-columns-spanned="2" table:number-rows-spanned="1">
            <text:p>3.19817247287264</text:p>
          </table:table-cell>
          <table:covered-table-cell table:style-name="ce4"/>
          <table:table-cell table:style-name="ce3" table:formula="of:=IF(MOD([.O64];1) &gt; 0.2;ROUNDUP([.O64];0);ROUNDDOWN([.O64];0))" office:value-type="float" office:value="3" calcext:value-type="float">
            <text:p>3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office:value-type="string" calcext:value-type="string">
            <text:p>V</text:p>
          </table:table-cell>
          <table:table-cell table:style-name="ce3" table:formula="of:=[.B9]" office:value-type="float" office:value="2" calcext:value-type="float">
            <text:p>2</text:p>
          </table:table-cell>
          <table:table-cell table:style-name="ce3" table:formula="of:=[.G5]" office:value-type="float" office:value="7000" calcext:value-type="float">
            <text:p>7000</text:p>
          </table:table-cell>
          <table:table-cell table:style-name="ce4" table:formula="of:=[.N65]/([.K$68]*1.03)" office:value-type="float" office:value="3.99771559109081" calcext:value-type="float" table:number-columns-spanned="2" table:number-rows-spanned="1">
            <text:p>3.99771559109081</text:p>
          </table:table-cell>
          <table:covered-table-cell table:style-name="ce4"/>
          <table:table-cell table:style-name="ce3" table:formula="of:=IF(MOD([.O65];1) &gt; 0.2;ROUNDUP([.O65];0);ROUNDDOWN([.O65];0))" office:value-type="float" office:value="4" calcext:value-type="float">
            <text:p>4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office:value-type="string" calcext:value-type="string">
            <text:p>III</text:p>
          </table:table-cell>
          <table:table-cell table:style-name="ce3" table:formula="of:=[.B10]" office:value-type="float" office:value="2.1" calcext:value-type="float">
            <text:p>2.1</text:p>
          </table:table-cell>
          <table:table-cell table:style-name="ce3" table:formula="of:=[.G6]" office:value-type="float" office:value="7350" calcext:value-type="float">
            <text:p>7350</text:p>
          </table:table-cell>
          <table:table-cell table:style-name="ce4" table:formula="of:=[.N66]/([.K$68]*1.03)" office:value-type="float" office:value="4.19760137064535" calcext:value-type="float" table:number-columns-spanned="2" table:number-rows-spanned="1">
            <text:p>4.19760137064535</text:p>
          </table:table-cell>
          <table:covered-table-cell table:style-name="ce4"/>
          <table:table-cell table:style-name="ce3" table:formula="of:=IF(MOD([.O66];1) &gt; 0.2;ROUNDUP([.O66];0);ROUNDDOWN([.O66];0))" office:value-type="float" office:value="4" calcext:value-type="float">
            <text:p>4</text:p>
          </table:table-cell>
          <table:table-cell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7" table:number-rows-spanned="1">
            <text:p>ИТОГО</text:p>
          </table:table-cell>
          <table:covered-table-cell table:number-columns-repeated="6" table:style-name="ce4"/>
          <table:table-cell table:style-name="ce3" table:formula="of:=SUM([.Q62:.Q66])" office:value-type="float" office:value="22" calcext:value-type="float">
            <text:p>22</text:p>
          </table:table-cell>
          <table:table-cell table:style-name="ce8" office:value-type="string" calcext:value-type="string">
            <text:p>П11 Т10</text:p>
          </table:table-cell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Fэф.раб.</text:p>
          </table:table-cell>
          <table:table-cell table:formula="of:=250*8*(1-0.15)" office:value-type="float" office:value="1700" calcext:value-type="float">
            <text:p>1700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Таблица 8</text:p>
          </table:table-cell>
          <table:table-cell table:number-columns-repeated="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 office:value-type="string" calcext:value-type="string">
            <text:p>№ </text:p>
          </table:table-cell>
          <table:table-cell table:style-name="ce2" office:value-type="string" calcext:value-type="string">
            <text:p>Виды оборуд</text:p>
          </table:table-cell>
          <table:table-cell table:style-name="ce2" office:value-type="string" calcext:value-type="string">
            <text:p>Норма времени на операцию</text:p>
          </table:table-cell>
          <table:table-cell table:style-name="ce2" office:value-type="string" calcext:value-type="string">
            <text:p>Трудоемкость</text:p>
          </table:table-cell>
          <table:table-cell table:style-name="ce2" office:value-type="string" calcext:value-type="string">
            <text:p>Часовая тарифная ставка</text:p>
          </table:table-cell>
          <table:table-cell table:style-name="ce2" office:value-type="string" calcext:value-type="string">
            <text:p>Фонд ОЗП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Фрезерный</text:p>
          </table:table-cell>
          <table:table-cell table:style-name="ce3" table:formula="of:=[.B6]" office:value-type="float" office:value="2.2" calcext:value-type="float">
            <text:p>2.2</text:p>
          </table:table-cell>
          <table:table-cell table:style-name="ce3" table:formula="of:=[.G2]" office:value-type="float" office:value="7700" calcext:value-type="float">
            <text:p>77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M72]*[.N72]" office:value-type="float" office:value="215600" calcext:value-type="float">
            <text:p>2156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верлильный</text:p>
          </table:table-cell>
          <table:table-cell table:style-name="ce3" table:formula="of:=[.B7]" office:value-type="float" office:value="3" calcext:value-type="float">
            <text:p>3</text:p>
          </table:table-cell>
          <table:table-cell table:style-name="ce3" table:formula="of:=[.G3]" office:value-type="float" office:value="10500" calcext:value-type="float">
            <text:p>1050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3]*[.N73]" office:value-type="float" office:value="231000" calcext:value-type="float">
            <text:p>2310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Расточный</text:p>
          </table:table-cell>
          <table:table-cell table:style-name="ce3" table:formula="of:=[.B8]" office:value-type="float" office:value="1.6" calcext:value-type="float">
            <text:p>1.6</text:p>
          </table:table-cell>
          <table:table-cell table:style-name="ce3" table:formula="of:=[.G4]" office:value-type="float" office:value="5600" calcext:value-type="float">
            <text:p>560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4]*[.N74]" office:value-type="float" office:value="196000" calcext:value-type="float">
            <text:p>1960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Шлифовальный</text:p>
          </table:table-cell>
          <table:table-cell table:style-name="ce3" table:formula="of:=[.B9]" office:value-type="float" office:value="2" calcext:value-type="float">
            <text:p>2</text:p>
          </table:table-cell>
          <table:table-cell table:style-name="ce3" table:formula="of:=[.G5]" office:value-type="float" office:value="7000" calcext:value-type="float">
            <text:p>700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M75]*[.N75]" office:value-type="float" office:value="245000" calcext:value-type="float">
            <text:p>2450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Токарный</text:p>
          </table:table-cell>
          <table:table-cell table:style-name="ce3" table:formula="of:=[.B10]" office:value-type="float" office:value="2.1" calcext:value-type="float">
            <text:p>2.1</text:p>
          </table:table-cell>
          <table:table-cell table:style-name="ce3" table:formula="of:=[.G6]" office:value-type="float" office:value="7350" calcext:value-type="float">
            <text:p>735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M76]*[.N76]" office:value-type="float" office:value="161700" calcext:value-type="float">
            <text:p>161700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5" table:number-rows-spanned="1">
            <text:p>ИТОГО</text:p>
          </table:table-cell>
          <table:covered-table-cell table:number-columns-repeated="4" table:style-name="ce4"/>
          <table:table-cell table:style-name="ce3" table:formula="of:=SUM([.O72:.O76])" office:value-type="float" office:value="1049300" calcext:value-type="float">
            <text:p>1049300</text:p>
          </table:table-cell>
          <table:table-cell table:style-name="ce8" office:value-type="string" calcext:value-type="string">
            <text:p>П12 Т10</text:p>
          </table:table-cell>
          <table:table-cell table:number-columns-repeated="2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Пм</text:p>
          </table:table-cell>
          <table:table-cell table:formula="of:=ROUND([.N55]/7800;3)" office:value-type="float" office:value="0.003" calcext:value-type="float">
            <text:p>0.003</text:p>
          </table:table-cell>
          <table:table-cell/>
          <table:table-cell office:value-type="string" calcext:value-type="string">
            <text:p>Крсо</text:p>
          </table:table-cell>
          <table:table-cell table:formula="of:=ROUND(((SUM([.O39:.O43])+180000+450000+90000)/[.O77])*100;2)" office:value-type="float" office:value="107.46" calcext:value-type="float">
            <text:p>107.46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Sотх.возвр</text:p>
          </table:table-cell>
          <table:table-cell table:formula="of:=0.0585*0.3*1.5" office:value-type="float" office:value="0.026325" calcext:value-type="float">
            <text:p>0.026325</text:p>
          </table:table-cell>
          <table:table-cell table:style-name="ce8" office:value-type="string" calcext:value-type="string">
            <text:p>П5 Т9</text:p>
          </table:table-cell>
          <table:table-cell office:value-type="string" calcext:value-type="string">
            <text:p>Sрсо</text:p>
          </table:table-cell>
          <table:table-cell table:formula="of:=ROUND(([.N79]*[.K86])/100;2)" office:value-type="float" office:value="5.37" calcext:value-type="float">
            <text:p>5.37</text:p>
          </table:table-cell>
          <table:table-cell table:style-name="ce8" office:value-type="string" calcext:value-type="string">
            <text:p>П9 Т9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 office:value-type="string" calcext:value-type="string">
            <text:p>Зосн.i</text:p>
          </table:table-cell>
          <table:table-cell table:style-name="ce2" table:formula="of:=ROUND(([.L72]*[.N72])/60;2)" office:value-type="float" office:value="1.03" calcext:value-type="float">
            <text:p>1.03</text:p>
          </table:table-cell>
          <table:table-cell/>
          <table:table-cell office:value-type="string" calcext:value-type="string">
            <text:p>Кцнр</text:p>
          </table:table-cell>
          <table:table-cell table:formula="of:=ROUND((([.O44]+98000+580000*1.15+(580000*1.15)*0.3+36000)/[.O77])*100;2)" office:value-type="float" office:value="100.24" calcext:value-type="float">
            <text:p>100.24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/>
          <table:table-cell table:style-name="ce2" table:formula="of:=ROUND(([.L73]*[.N73])/60;2)" office:value-type="float" office:value="1.1" calcext:value-type="float">
            <text:p>1.1</text:p>
          </table:table-cell>
          <table:table-cell/>
          <table:table-cell office:value-type="string" calcext:value-type="string">
            <text:p>Sцнр</text:p>
          </table:table-cell>
          <table:table-cell table:formula="of:=ROUND(([.N81]*[.K86])/100;2)" office:value-type="float" office:value="5.01" calcext:value-type="float">
            <text:p>5.01</text:p>
          </table:table-cell>
          <table:table-cell table:style-name="ce8" office:value-type="string" calcext:value-type="string">
            <text:p>П10 Т9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/>
          <table:table-cell table:style-name="ce2" table:formula="of:=ROUND(([.L74]*[.N74])/60;2)" office:value-type="float" office:value="0.93" calcext:value-type="float">
            <text:p>0.93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/>
          <table:table-cell table:style-name="ce2" table:formula="of:=ROUND(([.L75]*[.N75])/60;2)" office:value-type="float" office:value="1.17" calcext:value-type="float">
            <text:p>1.17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2"/>
          <table:table-cell table:style-name="ce2" table:formula="of:=ROUND(([.L76]*[.N76])/60;2)" office:value-type="float" office:value="0.77" calcext:value-type="float">
            <text:p>0.77</text:p>
          </table:table-cell>
          <table:table-cell table:number-columns-repeated="7"/>
          <table:table-cell table:style-name="Default" table:number-columns-repeated="16366"/>
        </table:table-row>
        <table:table-row table:style-name="ro1">
          <table:table-cell table:number-columns-repeated="9"/>
          <table:table-cell table:style-name="ce1" office:value-type="string" calcext:value-type="string">
            <text:p>Зосн.</text:p>
          </table:table-cell>
          <table:table-cell table:style-name="ce5" table:formula="of:=SUM([.K81:.K85])" office:value-type="float" office:value="5" calcext:value-type="float">
            <text:p>5</text:p>
          </table:table-cell>
          <table:table-cell table:style-name="ce8" office:value-type="string" calcext:value-type="string">
            <text:p>П6 Т9</text:p>
          </table:table-cell>
          <table:table-cell table:formula="of:=[.N55]+[.M59]-[.K80]+[.K86]+[.K87]+[.K88]+[.N80]+[.N82]" office:value-type="float" office:value="39.953675" calcext:value-type="float">
            <text:p>39.953675</text:p>
          </table:table-cell>
          <table:table-cell table:style-name="ce8" office:value-type="string" calcext:value-type="string">
            <text:p>П13 Т10</text:p>
          </table:table-cell>
          <table:table-cell table:number-columns-repeated="4"/>
          <table:table-cell table:style-name="Default" table:number-columns-repeated="16366"/>
        </table:table-row>
        <table:table-row table:style-name="ro1">
          <table:table-cell table:number-columns-repeated="10"/>
          <table:table-cell table:style-name="ce5" table:formula="of:=ROUND(([.K86]*0.15);2)" office:value-type="float" office:value="0.75" calcext:value-type="float">
            <text:p>0.75</text:p>
          </table:table-cell>
          <table:table-cell table:style-name="ce8" office:value-type="string" calcext:value-type="string">
            <text:p>П7 Т9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 table:number-columns-repeated="10"/>
          <table:table-cell table:formula="of:=ROUND(([.K86]+[.K87])*0.3;2)" office:value-type="float" office:value="1.73" calcext:value-type="float">
            <text:p>1.73</text:p>
          </table:table-cell>
          <table:table-cell table:style-name="ce8" office:value-type="string" calcext:value-type="string">
            <text:p>П8 Т9</text:p>
          </table:table-cell>
          <table:table-cell table:number-columns-repeated="6"/>
          <table:table-cell table:style-name="Default" table:number-columns-repeated="16366"/>
        </table:table-row>
        <table:table-row table:style-name="ro1" table:number-rows-repeated="1048487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_5f_2" style:display-name="PageStyle_Лист1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11:56:44</meta:creation-date>
    <meta:initial-creator>student</meta:initial-creator>
    <dc:language>ru-RU</dc:language>
    <dc:date>2025-12-15T16:34:54.384517230</dc:date>
    <meta:editing-cycles>5</meta:editing-cycles>
    <meta:editing-duration>PT4H5M33S</meta:editing-duration>
    <meta:generator>LibreOffice/25.8.2.1$Linux_X86_64 LibreOffice_project/580$Build-1</meta:generator>
    <meta:document-statistic meta:table-count="4" meta:cell-count="1699" meta:object-count="0"/>
    <meta:user-defined meta:name="AppVersion">15.0000</meta:user-defined>
    <meta:user-defined meta:name="Company">SPecialiST RePack</meta:user-defined>
  </office:meta>
</office:document-meta>
</file>